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bu2_20250809.xml" manifest:media-type="text/xml"/>
  <manifest:file-entry manifest:full-path="Basic/Standard/bu1_20250805.xml" manifest:media-type="text/xml"/>
  <manifest:file-entry manifest:full-path="Basic/Standard/bu3_20250812.xml" manifest:media-type="text/xml"/>
  <manifest:file-entry manifest:full-path="Basic/Standard/bu4_20250814.xml" manifest:media-type="text/xml"/>
  <manifest:file-entry manifest:full-path="Basic/Standard/script-lb.xml" manifest:media-type="text/xml"/>
  <manifest:file-entry manifest:full-path="Basic/script-lc.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co1" style:family="table-column">
      <style:table-column-properties fo:break-before="auto" style:column-width="0.684cm"/>
    </style:style>
    <style:style style:name="co2" style:family="table-column">
      <style:table-column-properties fo:break-before="auto" style:column-width="7.971cm"/>
    </style:style>
    <style:style style:name="co3" style:family="table-column">
      <style:table-column-properties fo:break-before="auto" style:column-width="2.651cm"/>
    </style:style>
    <style:style style:name="co4" style:family="table-column">
      <style:table-column-properties fo:break-before="auto" style:column-width="7.447cm"/>
    </style:style>
    <style:style style:name="co5" style:family="table-column">
      <style:table-column-properties fo:break-before="auto" style:column-width="3.336cm"/>
    </style:style>
    <style:style style:name="co6" style:family="table-column">
      <style:table-column-properties fo:break-before="auto" style:column-width="2.506cm"/>
    </style:style>
    <style:style style:name="co7" style:family="table-column">
      <style:table-column-properties fo:break-before="auto" style:column-width="1.983cm"/>
    </style:style>
    <style:style style:name="co8" style:family="table-column">
      <style:table-column-properties fo:break-before="auto" style:column-width="2.11cm"/>
    </style:style>
    <style:style style:name="co9" style:family="table-column">
      <style:table-column-properties fo:break-before="auto" style:column-width="2.145cm"/>
    </style:style>
    <style:style style:name="co10" style:family="table-column">
      <style:table-column-properties fo:break-before="auto" style:column-width="1.478cm"/>
    </style:style>
    <style:style style:name="co11" style:family="table-column">
      <style:table-column-properties fo:break-before="auto" style:column-width="2.489cm"/>
    </style:style>
    <style:style style:name="co12" style:family="table-column">
      <style:table-column-properties fo:break-before="auto" style:column-width="6.456cm"/>
    </style:style>
    <style:style style:name="co13" style:family="table-column">
      <style:table-column-properties fo:break-before="auto" style:column-width="7.142cm"/>
    </style:style>
    <style:style style:name="co1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529cm" fo:break-before="auto" style:use-optimal-row-height="true"/>
    </style:style>
    <style:style style:name="ro3" style:family="table-row">
      <style:table-row-properties style:row-height="0.455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871cm" fo:break-before="auto" style:use-optimal-row-height="true"/>
    </style:style>
    <style:style style:name="ta1" style:family="table" style:master-page-name="Default">
      <style:table-properties table:display="true" style:writing-mode="lr-tb"/>
    </style:style>
    <number:number-style style:name="N3">
      <number:number number:decimal-places="0" number:min-decimal-places="0" number:min-integer-digits="1" number:grouping="true"/>
    </number:number-style>
    <style:style style:name="ce2" style:family="table-cell" style:parent-style-name="Default">
      <style:table-cell-properties style:text-align-source="fix" style:repeat-content="false"/>
      <style:paragraph-properties fo:text-align="start" fo:margin-left="0cm"/>
    </style:style>
    <style:style style:name="ce4" style:family="table-cell" style:parent-style-name="Default">
      <style:table-cell-properties style:text-align-source="fix" style:repeat-content="false"/>
      <style:paragraph-properties fo:text-align="center" fo:margin-left="0cm"/>
    </style:style>
    <style:style style:name="ce5" style:family="table-cell" style:parent-style-name="Default" style:data-style-name="N118">
      <style:table-cell-properties style:text-align-source="fix" style:repeat-content="false"/>
      <style:paragraph-properties fo:text-align="center" fo:margin-left="0cm"/>
    </style:style>
    <style:style style:name="ce11" style:family="table-cell" style:parent-style-name="Default">
      <style:map style:condition="cell-content()=[.D3:.D17]" style:apply-style-name="Hyperlink" style:base-cell-address="duplicates.B3"/>
    </style:style>
    <style:style style:name="ce9" style:family="table-cell" style:parent-style-name="Default">
      <style:map style:condition="cell-content()=[.D9:.D17]" style:apply-style-name="Hyperlink" style:base-cell-address="duplicates.B9"/>
    </style:style>
    <style:style style:name="ce12" style:family="table-cell" style:parent-style-name="Default">
      <style:map style:condition="cell-content()=[.E3:.E17]" style:apply-style-name="Hyperlink" style:base-cell-address="duplicates.C3"/>
    </style:style>
    <style:style style:name="ce16" style:family="table-cell" style:parent-style-name="Default">
      <style:map style:condition="cell-content()=[.E9:.E17]" style:apply-style-name="Hyperlink" style:base-cell-address="duplicates.C9"/>
    </style:style>
    <style:style style:name="ce13" style:family="table-cell" style:parent-style-name="Default">
      <style:map style:condition="cell-content()=[.B3:.B17]" style:apply-style-name="Hyperlink" style:base-cell-address="duplicates.D3"/>
    </style:style>
    <style:style style:name="ce18" style:family="table-cell" style:parent-style-name="Default">
      <style:map style:condition="cell-content()=[.B9:.B17]" style:apply-style-name="Hyperlink" style:base-cell-address="duplicates.D9"/>
    </style:style>
    <style:style style:name="ce10" style:family="table-cell" style:parent-style-name="Default">
      <style:table-cell-properties style:text-align-source="fix" style:repeat-content="false"/>
      <style:paragraph-properties fo:text-align="end" fo:margin-left="0cm"/>
      <style:text-properties fo:font-weight="bold" style:font-weight-asian="bold" style:font-weight-complex="bold"/>
    </style:style>
    <style:style style:name="ce15" style:family="table-cell" style:parent-style-name="Default">
      <style:map style:condition="cell-content()=[.C3:.C17]" style:apply-style-name="Hyperlink" style:base-cell-address="duplicates.E3"/>
    </style:style>
    <style:style style:name="ce21" style:family="table-cell" style:parent-style-name="Default">
      <style:map style:condition="cell-content()=[.C9:.C17]" style:apply-style-name="Hyperlink" style:base-cell-address="duplicates.E9"/>
    </style:style>
    <style:style style:name="ce1" style:family="table-cell" style:parent-style-name="Default" style:data-style-name="N3"/>
    <style:style style:name="ce32" style:family="table-cell" style:parent-style-name="Default">
      <style:table-cell-properties fo:background-color="#e6d8ad"/>
    </style:style>
    <style:style style:name="ce36" style:family="table-cell" style:parent-style-name="Default">
      <style:table-cell-properties fo:background-color="#90ee90"/>
    </style:style>
    <style:style style:name="ce37" style:family="table-cell" style:parent-style-name="Default">
      <style:table-cell-properties fo:background-color="#e6e0b0"/>
    </style:style>
    <style:style style:name="ce39" style:family="table-cell" style:parent-style-name="Default">
      <style:table-cell-properties fo:background-color="#c1b6ff"/>
    </style:style>
    <style:style style:name="ce42" style:family="table-cell" style:parent-style-name="Default">
      <style:table-cell-properties fo:background-color="transparent"/>
    </style:style>
    <style:style style:name="ce43" style:family="table-cell" style:parent-style-name="Default">
      <style:table-cell-properties fo:wrap-option="no-wrap"/>
      <style:text-properties style:use-window-font-color="true" style:text-outline="false" style:text-line-through-style="none" style:text-line-through-type="none" style:font-name="Ubuntu" fo:font-size="12pt" fo:language="zxx" fo:country="none"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22" style:family="table-cell" style:parent-style-name="Default">
      <style:table-cell-properties fo:wrap-option="no-wrap"/>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wrap-option="no-wrap"/>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wrap-option="no-wrap"/>
      <style:text-properties style:use-window-font-color="true" style:text-outline="false" style:text-line-through-style="none" style:text-line-through-type="none" style:font-name="Ubuntu" fo:font-size="11pt" fo:language="zxx" fo:country="none"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30" style:family="table-cell" style:parent-style-name="Default">
      <style:table-cell-properties style:text-align-source="fix" style:repeat-content="false" fo:wrap-option="no-wrap" fo:border="0.74pt solid #000000"/>
      <style:paragraph-properties fo:text-align="center"/>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Default">
      <style:table-cell-properties style:text-align-source="fix" style:repeat-content="false" fo:wrap-option="no-wrap" fo:border="0.74pt solid #000000"/>
      <style:paragraph-properties fo:text-align="center" fo:margin-left="0cm"/>
      <style:text-properties style:use-window-font-color="true" style:text-outline="false" style:text-line-through-style="none" style:text-line-through-type="none" style:font-name="Ubuntu" fo:font-size="10pt" fo:language="zxx" fo:country="no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style:text-align-source="fix" style:repeat-content="false" fo:wrap-option="no-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style:text-align-source="fix" style:repeat-content="false" fo:wrap-option="no-wrap"/>
      <style:paragraph-properties fo:text-align="start" fo:margin-left="0.706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ext-properties fo:language="zxx" fo:country="none"/>
    </style:style>
    <style:style style:name="ce35"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wrap-option="no-wrap"/>
      <style:text-properties style:font-name="Ubuntu" fo:language="zxx" fo:country="none"/>
    </style:style>
    <style:style style:name="ce55" style:family="table-cell" style:parent-style-name="Default">
      <style:table-cell-properties style:text-align-source="fix" style:repeat-content="false" fo:wrap-option="no-wrap"/>
      <style:paragraph-properties fo:text-align="start" fo:margin-left="0.353cm"/>
      <style:text-properties style:font-name="Ubuntu" fo:language="zxx" fo:country="none"/>
    </style:style>
    <style:style style:name="ce38" style:family="table-cell" style:parent-style-name="Default">
      <style:table-cell-properties fo:wrap-option="no-wrap" fo:border="0.74pt solid #000000"/>
      <style:text-properties style:use-window-font-color="true" style:text-outline="false" style:text-line-through-style="none" style:text-line-through-type="none" style:font-name="Ubuntu" fo:font-size="10pt" fo:language="zxx" fo:country="no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style:text-align-source="fix" style:repeat-content="false" fo:wrap-option="no-wrap"/>
      <style:paragraph-properties fo:text-align="start" fo:margin-left="0.353cm"/>
      <style:text-properties style:font-name="Ubuntu" fo:language="zxx" fo:country="none" fo:font-weight="normal" style:font-weight-asian="normal" style:font-weight-complex="normal"/>
    </style:style>
    <style:style style:name="ce40" style:family="table-cell" style:parent-style-name="Default">
      <style:table-cell-properties style:text-align-source="fix" style:repeat-content="false" fo:wrap-option="no-wrap"/>
      <style:paragraph-properties fo:text-align="start" fo:margin-left="0.706cm"/>
      <style:text-properties style:font-name="Ubuntu" fo:language="zxx" fo:country="none"/>
    </style:style>
    <style:style style:name="ce41" style:family="table-cell" style:parent-style-name="Default">
      <style:table-cell-properties style:text-align-source="fix" style:repeat-content="false" fo:wrap-option="wrap"/>
      <style:paragraph-properties fo:text-align="start" fo:margin-left="0.353cm"/>
      <style:text-properties style:font-name="Ubuntu" fo:language="zxx" fo:country="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font-name="Ubuntu" fo:font-size="10pt" fo:font-weight="bold" style:text-underline-style="none" style:text-underline-color="font-color" style:text-line-through-type="none" fo:font-style="normal" style:text-outline="false" fo:text-shadow="none" style:text-line-through-mode="continuous" fo:language="de" fo:country="DE" style:language-asian="zh" style:country-asian="CN" style:language-complex="hi" style:country-complex="IN" style:font-name-asian="DejaVu Sans"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content-validations>
        <table:content-validation table:name="val1" table:base-cell-address="duplicates.H2">
          <table:error-message table:message-type="stop" table:display="true"/>
        </table:content-validation>
        <table:content-validation table:name="val2" table:condition="of:cell-content-is-in-list(&quot;YES&quot;;&quot;NO&quot;;&quot;REVIEW&quot;)" table:allow-empty-cell="true" table:display-list="unsorted" table:base-cell-address="duplicates.H18">
          <table:error-message table:message-type="stop" table:display="true"/>
        </table:content-validation>
        <table:content-validation table:name="val3" table:condition="of:cell-content-is-in-list(&quot;YES&quot;;&quot;NO&quot;;&quot;REVIEW&quot;)" table:allow-empty-cell="true" table:display-list="unsorted" table:base-cell-address="duplicates.I18">
          <table:error-message table:message-type="stop" table:display="true"/>
        </table:content-validation>
        <table:content-validation table:name="val4" table:condition="of:cell-content-is-in-list(&quot;DELETE_ORIGINAL&quot;;&quot;DELETE_DUPLICATE&quot;;&quot;DELETE_BOTH&quot;;&quot;HARD_LINK_ORIG&quot;;&quot;HARD_LINK_DUP&quot;;&quot;SOFT_LINK_ORIG&quot;;&quot;SOFT_LINK_DUP&quot;;&quot;MOVE_ORIG_TO&quot;;&quot;MOVE_DUP_TO&quot;;&quot;REVIEW_NEEDED&quot;)" table:allow-empty-cell="true" table:display-list="unsorted" table:base-cell-address="duplicates.J18">
          <table:error-message table:message-type="stop" table:display="true"/>
        </table:content-validation>
      </table:content-validations>
      <table:table table:name="duplicates" table:style-name="ta1">
        <office:forms form:automatic-focus="false" form:apply-design-mode="false"/>
        <table:table-column table:style-name="co1" table:default-cell-style-name="ce5"/>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ce1"/>
        <table:table-column table:style-name="co7" table:default-cell-style-name="Default"/>
        <table:table-column table:style-name="co8" table:number-columns-repeated="2" table:default-cell-style-name="Default"/>
        <table:table-column table:style-name="co9" table:default-cell-style-name="Default"/>
        <table:table-column table:style-name="co5" table:number-columns-repeated="16374" table:default-cell-style-name="Default"/>
        <table:table-row table:style-name="ro1">
          <table:table-cell table:style-name="ce2"/>
          <table:table-cell table:number-columns-repeated="3"/>
          <table:table-cell table:style-name="ce10" table:formula="of:=TEXT(SUM([.F3:.F17])/1024^3; &quot;#,##0.00&quot;) &amp; &quot; GB&quot; &amp; &quot;--&gt;&quot;" office:value-type="string" office:string-value="0,00 GB--&gt;" calcext:value-type="string">
            <text:p>0,00 GB--&gt;</text:p>
          </table:table-cell>
          <table:table-cell table:formula="of:=SUBTOTAL(9; [.F3:.F17])" office:value-type="float" office:value="4624738" calcext:value-type="float">
            <text:p>4.624.738</text:p>
          </table:table-cell>
          <table:table-cell/>
          <table:table-cell table:content-validation-name="val1" table:number-columns-repeated="3"/>
          <table:table-cell table:number-columns-repeated="16374"/>
        </table:table-row>
        <table:table-row table:style-name="ro1">
          <table:table-cell table:style-name="ce4"/>
          <table:table-cell office:value-type="string" calcext:value-type="string">
            <text:p>OriginalFolder</text:p>
          </table:table-cell>
          <table:table-cell office:value-type="string" calcext:value-type="string">
            <text:p>OriginalFile</text:p>
          </table:table-cell>
          <table:table-cell office:value-type="string" calcext:value-type="string">
            <text:p>DuplicateFolder</text:p>
          </table:table-cell>
          <table:table-cell office:value-type="string" calcext:value-type="string">
            <text:p>DuplicateFile</text:p>
          </table:table-cell>
          <table:table-cell office:value-type="string" calcext:value-type="string">
            <text:p>Size</text:p>
          </table:table-cell>
          <table:table-cell office:value-type="string" calcext:value-type="string">
            <text:p>Hash</text:p>
          </table:table-cell>
          <table:table-cell table:content-validation-name="val1" office:value-type="string" calcext:value-type="string">
            <text:p>KeepOrig</text:p>
          </table:table-cell>
          <table:table-cell table:content-validation-name="val1" office:value-type="string" calcext:value-type="string">
            <text:p>KeepDup</text:p>
          </table:table-cell>
          <table:table-cell table:content-validation-name="val1" office:value-type="string" calcext:value-type="string">
            <text:p>Action</text:p>
          </table:table-cell>
          <table:table-cell office:value-type="string" calcext:value-type="string">
            <text:p>NOTES</text:p>
          </table:table-cell>
          <table:table-cell table:number-columns-repeated="16373"/>
        </table:table-row>
        <table:table-row table:style-name="ro1">
          <table:table-cell/>
          <table:table-cell table:style-name="ce11" office:value-type="string" calcext:value-type="string">
            <text:p>/mnt/mint21/home/banos/ARCHIVE/ART/poetry/kardelen</text:p>
          </table:table-cell>
          <table:table-cell table:style-name="ce12" office:value-type="string" calcext:value-type="string">
            <text:p>the.inability.of.the.writer.to.overwhelm.death.pdf</text:p>
          </table:table-cell>
          <table:table-cell table:style-name="ce13" office:value-type="string" calcext:value-type="string">
            <text:p>/mnt/mint21/home/banos/Music/banosMusic/lazaridis/lazaridis.kardelen</text:p>
          </table:table-cell>
          <table:table-cell table:style-name="ce15" office:value-type="string" calcext:value-type="string">
            <text:p>the.inability.of.the.writer.to.overwhelm.death.pdf</text:p>
          </table:table-cell>
          <table:table-cell office:value-type="float" office:value="39412" calcext:value-type="float">
            <text:p>39.412</text:p>
          </table:table-cell>
          <table:table-cell office:value-type="string" calcext:value-type="string">
            <text:p>657ab5eb4cf8730e3e8c36f7112b46049b84f14c92ac2d150804678786b889b6</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office:value-type="string" calcext:value-type="string">
            <text:p>dsadas</text:p>
          </table:table-cell>
          <table:table-cell table:number-columns-repeated="16373"/>
        </table:table-row>
        <table:table-row table:style-name="ro1">
          <table:table-cell office:value-type="float" office:value="1" calcext:value-type="float">
            <text:p>☑</text:p>
          </table:table-cell>
          <table:table-cell table:style-name="ce11" office:value-type="string" calcext:value-type="string">
            <text:p>/mnt/mint21/home/banos/ARCHIVE/georgia</text:p>
          </table:table-cell>
          <table:table-cell table:style-name="ce12" office:value-type="string" calcext:value-type="string">
            <text:p>Kantorei - Salve Regina (Desenclos) - CLIP.mp3</text:p>
          </table:table-cell>
          <table:table-cell table:style-name="ce13" office:value-type="string" calcext:value-type="string">
            <text:p>/mnt/mint21/home/banos/Music/classic</text:p>
          </table:table-cell>
          <table:table-cell table:style-name="ce15" office:value-type="string" calcext:value-type="string">
            <text:p>Kantorei - Salve Regina (Desenclos) - CLIP.mp3</text:p>
          </table:table-cell>
          <table:table-cell office:value-type="float" office:value="455160" calcext:value-type="float">
            <text:p>455.160</text:p>
          </table:table-cell>
          <table:table-cell office:value-type="string" calcext:value-type="string">
            <text:p>5c2a8afc5c7c49aee3ea7bf5227f9e3e374a44ddc55d78d2e00f873e0d18f1a0</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office:value-type="string" calcext:value-type="string">
            <text:p>sdsada</text:p>
          </table:table-cell>
          <table:table-cell table:number-columns-repeated="16373"/>
        </table:table-row>
        <table:table-row table:style-name="ro1">
          <table:table-cell office:value-type="float" office:value="1" calcext:value-type="float">
            <text:p>☑</text:p>
          </table:table-cell>
          <table:table-cell table:style-name="ce11" office:value-type="string" calcext:value-type="string">
            <text:p>/mnt/mint21/home/banos/ARCHIVE/georgia/ειδικη αγωγη</text:p>
          </table:table-cell>
          <table:table-cell table:style-name="ce12" office:value-type="string" calcext:value-type="string">
            <text:p>Ειδική Αγωγή και Ένταξη.doc</text:p>
          </table:table-cell>
          <table:table-cell table:style-name="ce13" office:value-type="string" calcext:value-type="string">
            <text:p>/mnt/mint21/home/banos/ARCHIVE/georgia/τυφλά</text:p>
          </table:table-cell>
          <table:table-cell table:style-name="ce15" office:value-type="string" calcext:value-type="string">
            <text:p>Ειδική Αγωγή και Ένταξη.doc</text:p>
          </table:table-cell>
          <table:table-cell office:value-type="float" office:value="107008" calcext:value-type="float">
            <text:p>107.008</text:p>
          </table:table-cell>
          <table:table-cell office:value-type="string" calcext:value-type="string">
            <text:p>c5df1463eb42ae4a4b47bae5e9ecdc903a7cbb780fefd73d60477623097d4ef0</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office:value-type="string" calcext:value-type="string">
            <text:p>sdsada</text:p>
          </table:table-cell>
          <table:table-cell table:number-columns-repeated="16373"/>
        </table:table-row>
        <table:table-row table:style-name="ro1">
          <table:table-cell office:value-type="float" office:value="1" calcext:value-type="float">
            <text:p>☑</text:p>
          </table:table-cell>
          <table:table-cell table:style-name="ce11" office:value-type="string" calcext:value-type="string">
            <text:p>/mnt/mint21/home/banos/ARCHIVE/georgia/ειδικη αγωγη</text:p>
          </table:table-cell>
          <table:table-cell table:style-name="ce12" office:value-type="string" calcext:value-type="string">
            <text:p>eyklid.doc</text:p>
          </table:table-cell>
          <table:table-cell table:style-name="ce13" office:value-type="string" calcext:value-type="string">
            <text:p>/mnt/mint21/home/banos/ARCHIVE/georgia/τυφλά</text:p>
          </table:table-cell>
          <table:table-cell table:style-name="ce15" office:value-type="string" calcext:value-type="string">
            <text:p>eyklid.doc</text:p>
          </table:table-cell>
          <table:table-cell office:value-type="float" office:value="602112" calcext:value-type="float">
            <text:p>602.112</text:p>
          </table:table-cell>
          <table:table-cell office:value-type="string" calcext:value-type="string">
            <text:p>b824ec103b36e6912b806994b31f89bf417c3df697f85b47b84580ee6db78513</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office:value-type="string" calcext:value-type="string">
            <text:p>sdsada</text:p>
          </table:table-cell>
          <table:table-cell table:number-columns-repeated="16373"/>
        </table:table-row>
        <table:table-row table:style-name="ro1">
          <table:table-cell/>
          <table:table-cell table:style-name="ce11" office:value-type="string" calcext:value-type="string">
            <text:p>/mnt/mint21/home/banos/ARCHIVE/georgia/ειδικη αγωγη/eidiko sxoleio ermoupolis_files</text:p>
          </table:table-cell>
          <table:table-cell table:style-name="ce12" office:value-type="string" calcext:value-type="string">
            <text:p>anapir.gif</text:p>
          </table:table-cell>
          <table:table-cell table:style-name="ce13" office:value-type="string" calcext:value-type="string">
            <text:p>/mnt/mint21/home/banos/ARCHIVE/georgia/ειδικη αγωγη/βιβλιογρ-ειδικ-αγωγ_files</text:p>
          </table:table-cell>
          <table:table-cell table:style-name="ce15" office:value-type="string" calcext:value-type="string">
            <text:p>anapir.gif</text:p>
          </table:table-cell>
          <table:table-cell office:value-type="float" office:value="14468" calcext:value-type="float">
            <text:p>14.468</text:p>
          </table:table-cell>
          <table:table-cell office:value-type="string" calcext:value-type="string">
            <text:p>fe01aaf04ca65b802529c78fe38ef499c9104d3d8d7c39b2892ca12cc789aaed</text:p>
          </table:table-cell>
          <table:table-cell table:style-name="ce36" table:content-validation-name="val2" office:value-type="string" calcext:value-type="string">
            <text:p>YES</text:p>
          </table:table-cell>
          <table:table-cell table:style-name="ce32" table:content-validation-name="val3" office:value-type="string" calcext:value-type="string">
            <text:p>LINK</text:p>
          </table:table-cell>
          <table:table-cell table:content-validation-name="val4" office:value-type="string" calcext:value-type="string">
            <text:p>SOFTLINK_DUPLICATE</text:p>
          </table:table-cell>
          <table:table-cell office:value-type="string" calcext:value-type="string">
            <text:p>sdsada</text:p>
          </table:table-cell>
          <table:table-cell table:number-columns-repeated="16373"/>
        </table:table-row>
        <table:table-row table:style-name="ro1">
          <table:table-cell/>
          <table:table-cell table:style-name="ce11" office:value-type="string" calcext:value-type="string">
            <text:p>/mnt/mint21/home/banos/ARCHIVE/POLITICS/ΒΟΥΛΕΥΤΙΚΕΣ ΕΚΛΟΓΕΣ 2004</text:p>
          </table:table-cell>
          <table:table-cell table:style-name="ce12" office:value-type="string" calcext:value-type="string">
            <text:p>Βιογραφικά υποψηφίων Θεσσαλονίκης.doc</text:p>
          </table:table-cell>
          <table:table-cell table:style-name="ce13" office:value-type="string" calcext:value-type="string">
            <text:p>/mnt/mint21/home/banos/ARCHIVE/POLITICS</text:p>
          </table:table-cell>
          <table:table-cell table:style-name="ce15" office:value-type="string" calcext:value-type="string">
            <text:p>Βιογραφικά υποψηφίων Θεσσαλονίκης.doc</text:p>
          </table:table-cell>
          <table:table-cell office:value-type="float" office:value="323072" calcext:value-type="float">
            <text:p>323.072</text:p>
          </table:table-cell>
          <table:table-cell office:value-type="string" calcext:value-type="string">
            <text:p>4a41d2bdee0c3081f1584fae85141fbb037ab104fa35ccbe0ee0b4e445d58c16</text:p>
          </table:table-cell>
          <table:table-cell table:style-name="ce32"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SOFTLINK_ORIGINAL</text:p>
          </table:table-cell>
          <table:table-cell table:number-columns-repeated="16374"/>
        </table:table-row>
        <table:table-row table:style-name="ro1">
          <table:table-cell/>
          <table:table-cell table:style-name="ce9" office:value-type="string" calcext:value-type="string">
            <text:p>/mnt/mint21/home/banos/ARCHIVE/POLITICS/banos.articles/DigitalEduPolicy.banos</text:p>
          </table:table-cell>
          <table:table-cell table:style-name="ce16" office:value-type="string" calcext:value-type="string">
            <text:p>DigitalEduPolicy.banos.odt</text:p>
          </table:table-cell>
          <table:table-cell table:style-name="ce18" office:value-type="string" calcext:value-type="string">
            <text:p>/mnt/mint21/home/banos/Dropbox/anna-banos</text:p>
          </table:table-cell>
          <table:table-cell table:style-name="ce21" office:value-type="string" calcext:value-type="string">
            <text:p>Link to DigitalEduPolicy.banos.odt</text:p>
          </table:table-cell>
          <table:table-cell office:value-type="float" office:value="45282" calcext:value-type="float">
            <text:p>45.282</text:p>
          </table:table-cell>
          <table:table-cell office:value-type="string" calcext:value-type="string">
            <text:p>55e4e14ac795d1bfd98216a4cab13189d014db5039fe2ef6744148fd80e6bc00</text:p>
          </table:table-cell>
          <table:table-cell table:style-name="ce36" table:content-validation-name="val2" office:value-type="string" calcext:value-type="string">
            <text:p>YES</text:p>
          </table:table-cell>
          <table:table-cell table:style-name="ce39" table:content-validation-name="val3" office:value-type="string" calcext:value-type="string">
            <text:p>NO</text:p>
          </table:table-cell>
          <table:table-cell table:content-validation-name="val4" office:value-type="string" calcext:value-type="string">
            <text:p>DELETE_DUPLICATE</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1).docx</text:p>
          </table:table-cell>
          <table:table-cell table:style-name="ce13" office:value-type="string" calcext:value-type="string">
            <text:p>/mnt/mint21/home/banos/Downloads</text:p>
          </table:table-cell>
          <table:table-cell table:style-name="ce15" office:value-type="string" calcext:value-type="string">
            <text:p>3. Hafta(2).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style-name="ce37" table:content-validation-name="val2" office:value-type="string" calcext:value-type="string">
            <text:p>LINK</text:p>
          </table:table-cell>
          <table:table-cell table:style-name="ce36" table:content-validation-name="val3" office:value-type="string" calcext:value-type="string">
            <text:p>YES</text:p>
          </table:table-cell>
          <table:table-cell table:content-validation-name="val4" office:value-type="string" calcext:value-type="string">
            <text:p>HARDLINK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1).docx</text:p>
          </table:table-cell>
          <table:table-cell table:style-name="ce13" office:value-type="string" calcext:value-type="string">
            <text:p>/mnt/mint21/home/banos/Downloads</text:p>
          </table:table-cell>
          <table:table-cell table:style-name="ce15" office:value-type="string" calcext:value-type="string">
            <text:p>3. Hafta.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3. Hafta(2).docx</text:p>
          </table:table-cell>
          <table:table-cell table:style-name="ce13" office:value-type="string" calcext:value-type="string">
            <text:p>/mnt/mint21/home/banos/Downloads</text:p>
          </table:table-cell>
          <table:table-cell table:style-name="ce15" office:value-type="string" calcext:value-type="string">
            <text:p>3. Hafta.docx</text:p>
          </table:table-cell>
          <table:table-cell office:value-type="float" office:value="18327" calcext:value-type="float">
            <text:p>18.327</text:p>
          </table:table-cell>
          <table:table-cell office:value-type="string" calcext:value-type="string">
            <text:p>ae47ef4ce87e17002383dacfbb0a47d888db6d9d440054f76e2db8ffcb907cec</text:p>
          </table:table-cell>
          <table:table-cell table:content-validation-name="val2"/>
          <table:table-cell table:content-validation-name="val3"/>
          <table:table-cell table:content-validation-name="val4"/>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Employment+Offer+(DE)+2025-03-11-1.pdf</text:p>
          </table:table-cell>
          <table:table-cell table:style-name="ce13" office:value-type="string" calcext:value-type="string">
            <text:p>/mnt/mint21/home/banos/Downloads</text:p>
          </table:table-cell>
          <table:table-cell table:style-name="ce15" office:value-type="string" calcext:value-type="string">
            <text:p>Employment+Offer+(DE)+2025-03-11.pdf</text:p>
          </table:table-cell>
          <table:table-cell office:value-type="float" office:value="189184" calcext:value-type="float">
            <text:p>189.184</text:p>
          </table:table-cell>
          <table:table-cell office:value-type="string" calcext:value-type="string">
            <text:p>bab17153ed5c53f541fedffc806c64bcf25358a41d098a5c4acfab7e9ffbde58</text:p>
          </table:table-cell>
          <table:table-cell table:style-name="ce36" table:content-validation-name="val2" office:value-type="string" calcext:value-type="string">
            <text:p>YES</text:p>
          </table:table-cell>
          <table:table-cell table:style-name="ce37" table:content-validation-name="val3" office:value-type="string" calcext:value-type="string">
            <text:p>LINK</text:p>
          </table:table-cell>
          <table:table-cell table:content-validation-name="val4" office:value-type="string" calcext:value-type="string">
            <text:p>HARDLINK_DUPLICATE</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1.pdf</text:p>
          </table:table-cell>
          <table:table-cell table:style-name="ce13" office:value-type="string" calcext:value-type="string">
            <text:p>/mnt/mint21/home/banos/Downloads</text:p>
          </table:table-cell>
          <table:table-cell table:style-name="ce15" office:value-type="string" calcext:value-type="string">
            <text:p>080824-ΕΠΙΣΤΟΛΗ ΣΥΝΗΓΟΡΟΥ-ΣΧΟΛΙΚΗ ΔΙΑΡΡΟΗ-2.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content-validation-name="val2"/>
          <table:table-cell table:content-validation-name="val3"/>
          <table:table-cell table:content-validation-name="val4"/>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1.pdf</text:p>
          </table:table-cell>
          <table:table-cell table:style-name="ce13" office:value-type="string" calcext:value-type="string">
            <text:p>/mnt/mint21/home/banos/MEGAsync/MegaBanosOlga/EKPAIDEVTIKI_ANADOXI-edu_fostering/texts-opinions-positions-actions-research/research/synigoros-survey</text:p>
          </table:table-cell>
          <table:table-cell table:style-name="ce15" office:value-type="string" calcext:value-type="string">
            <text:p>080824-ΕΠΙΣΤΟΛΗ ΣΥΝΗΓΟΡΟΥ-ΣΧΟΛΙΚΗ ΔΙΑΡΡΟΗ.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80824-ΕΠΙΣΤΟΛΗ ΣΥΝΗΓΟΡΟΥ-ΣΧΟΛΙΚΗ ΔΙΑΡΡΟΗ-2.pdf</text:p>
          </table:table-cell>
          <table:table-cell table:style-name="ce13" office:value-type="string" calcext:value-type="string">
            <text:p>/mnt/mint21/home/banos/MEGAsync/MegaBanosOlga/EKPAIDEVTIKI_ANADOXI-edu_fostering/texts-opinions-positions-actions-research/research/synigoros-survey</text:p>
          </table:table-cell>
          <table:table-cell table:style-name="ce15" office:value-type="string" calcext:value-type="string">
            <text:p>080824-ΕΠΙΣΤΟΛΗ ΣΥΝΗΓΟΡΟΥ-ΣΧΟΛΙΚΗ ΔΙΑΡΡΟΗ.pdf</text:p>
          </table:table-cell>
          <table:table-cell office:value-type="float" office:value="628228" calcext:value-type="float">
            <text:p>628.228</text:p>
          </table:table-cell>
          <table:table-cell office:value-type="string" calcext:value-type="string">
            <text:p>5adb5177f37ba5803352b2ec34dd068faeef4477b5d331a4c5a4704e2387028e</text:p>
          </table:table-cell>
          <table:table-cell table:style-name="ce39" table:content-validation-name="val2" office:value-type="string" calcext:value-type="string">
            <text:p>NO</text:p>
          </table:table-cell>
          <table:table-cell table:style-name="ce36" table:content-validation-name="val3" office:value-type="string" calcext:value-type="string">
            <text:p>YES</text:p>
          </table:table-cell>
          <table:table-cell table:content-validation-name="val4" office:value-type="string" calcext:value-type="string">
            <text:p>DELETE_ORIGINAL</text:p>
          </table:table-cell>
          <table:table-cell table:number-columns-repeated="16374"/>
        </table:table-row>
        <table:table-row table:style-name="ro1">
          <table:table-cell/>
          <table:table-cell table:style-name="ce11" office:value-type="string" calcext:value-type="string">
            <text:p>/mnt/mint21/home/banos/Downloads</text:p>
          </table:table-cell>
          <table:table-cell table:style-name="ce12" office:value-type="string" calcext:value-type="string">
            <text:p>0000741591032025-1.pdf</text:p>
          </table:table-cell>
          <table:table-cell table:style-name="ce13" office:value-type="string" calcext:value-type="string">
            <text:p>/mnt/mint21/home/banos/Downloads</text:p>
          </table:table-cell>
          <table:table-cell table:style-name="ce15" office:value-type="string" calcext:value-type="string">
            <text:p>0000741591032025.pdf</text:p>
          </table:table-cell>
          <table:table-cell office:value-type="float" office:value="909375" calcext:value-type="float">
            <text:p>909.375</text:p>
          </table:table-cell>
          <table:table-cell office:value-type="string" calcext:value-type="string">
            <text:p>f307a873474640f0dbeaee8f2d0c98e3457594417de381822c7ef60f2fdf80d9</text:p>
          </table:table-cell>
          <table:table-cell table:style-name="ce42" table:content-validation-name="val2"/>
          <table:table-cell table:style-name="ce42" table:content-validation-name="val3"/>
          <table:table-cell table:content-validation-name="val4"/>
          <table:table-cell table:number-columns-repeated="16374"/>
        </table:table-row>
        <table:table-row table:style-name="ro1" table:number-rows-repeated="12">
          <table:table-cell table:number-columns-repeated="7"/>
          <table:table-cell table:style-name="ce42" table:content-validation-name="val2"/>
          <table:table-cell table:style-name="ce42" table:content-validation-name="val3"/>
          <table:table-cell table:content-validation-name="val4"/>
          <table:table-cell table:number-columns-repeated="16374"/>
        </table:table-row>
        <table:table-row table:style-name="ro1" table:number-rows-repeated="1048546">
          <table:table-cell table:number-columns-repeated="7"/>
          <table:table-cell table:content-validation-name="val2"/>
          <table:table-cell table:content-validation-name="val3"/>
          <table:table-cell table:content-validation-name="val4"/>
          <table:table-cell table:number-columns-repeated="16374"/>
        </table:table-row>
        <table:table-row table:style-name="ro1">
          <table:table-cell table:number-columns-repeated="7"/>
          <table:table-cell table:content-validation-name="val2"/>
          <table:table-cell table:content-validation-name="val3"/>
          <table:table-cell table:content-validation-name="val4"/>
          <table:table-cell table:number-columns-repeated="16374"/>
        </table:table-row>
        <table:named-expressions>
          <table:named-range table:name="data" table:base-cell-address="$duplicates.$B$2" table:cell-range-address="$duplicates.$B$2:.$K$1048576" table:range-usable-as="filter"/>
        </table:named-expressions>
        <calcext:conditional-formats>
          <calcext:conditional-format calcext:target-range-address="duplicates.B10:duplicates.B17 duplicates.B3:duplicates.B8">
            <calcext:condition calcext:apply-style-name="Hyperlink" calcext:value="=[.D3:.D17]" calcext:base-cell-address="duplicates.B3"/>
          </calcext:conditional-format>
          <calcext:conditional-format calcext:target-range-address="duplicates.D10:duplicates.D17 duplicates.D3:duplicates.D8">
            <calcext:condition calcext:apply-style-name="Hyperlink" calcext:value="=[.B3:.B17]" calcext:base-cell-address="duplicates.D3"/>
          </calcext:conditional-format>
          <calcext:conditional-format calcext:target-range-address="duplicates.C10:duplicates.C17 duplicates.C3:duplicates.C8">
            <calcext:condition calcext:apply-style-name="Hyperlink" calcext:value="=[.E3:.E17]" calcext:base-cell-address="duplicates.C3"/>
          </calcext:conditional-format>
          <calcext:conditional-format calcext:target-range-address="duplicates.E10:duplicates.E17 duplicates.E3:duplicates.E8">
            <calcext:condition calcext:apply-style-name="Hyperlink" calcext:value="=[.C3:.C17]" calcext:base-cell-address="duplicates.E3"/>
          </calcext:conditional-format>
          <calcext:conditional-format calcext:target-range-address="duplicates.B9:duplicates.B9">
            <calcext:condition calcext:apply-style-name="Hyperlink" calcext:value="=[.D9:.D17]" calcext:base-cell-address="duplicates.B9"/>
          </calcext:conditional-format>
          <calcext:conditional-format calcext:target-range-address="duplicates.D9:duplicates.D9">
            <calcext:condition calcext:apply-style-name="Hyperlink" calcext:value="=[.B9:.B17]" calcext:base-cell-address="duplicates.D9"/>
          </calcext:conditional-format>
          <calcext:conditional-format calcext:target-range-address="duplicates.C9:duplicates.C9">
            <calcext:condition calcext:apply-style-name="Hyperlink" calcext:value="=[.E9:.E17]" calcext:base-cell-address="duplicates.C9"/>
          </calcext:conditional-format>
          <calcext:conditional-format calcext:target-range-address="duplicates.E9:duplicates.E9">
            <calcext:condition calcext:apply-style-name="Hyperlink" calcext:value="=[.C9:.C17]" calcext:base-cell-address="duplicates.E9"/>
          </calcext:conditional-format>
        </calcext:conditional-formats>
      </table:table>
      <table:table table:name="help" table:style-name="ta1">
        <office:forms form:automatic-focus="false" form:apply-design-mode="false"/>
        <table:table-column table:style-name="co10" table:default-cell-style-name="ce54"/>
        <table:table-column table:style-name="co11" table:default-cell-style-name="ce54"/>
        <table:table-column table:style-name="co12" table:default-cell-style-name="ce54"/>
        <table:table-column table:style-name="co13" table:default-cell-style-name="ce54"/>
        <table:table-column table:style-name="co14" table:number-columns-repeated="16380" table:default-cell-style-name="ce34"/>
        <table:table-row table:style-name="ro2">
          <table:table-cell table:style-name="ce43" office:value-type="string" calcext:value-type="string" table:number-columns-spanned="4" table:number-rows-spanned="1">
            <text:p>duplicates.ods - Enhanced Spreadsheet Analysis</text:p>
          </table:table-cell>
          <table:covered-table-cell table:number-columns-repeated="3"/>
          <table:table-cell table:number-columns-repeated="16380"/>
        </table:table-row>
        <table:table-row table:style-name="ro2">
          <table:table-cell table:style-name="ce43"/>
          <table:table-cell table:number-columns-repeated="16383"/>
        </table:table-row>
        <table:table-row table:style-name="ro3">
          <table:table-cell table:style-name="ce22" office:value-type="string" calcext:value-type="string" table:number-columns-spanned="4" table:number-rows-spanned="1">
            <text:p><text:span text:style-name="T1">Purpose</text:span>: Pre-formatted LibreOffice Calc spreadsheet with advanced filtering, visual indicators, and comprehensive file management capabilitie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Structure:</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duplicates sheet: <text:span text:style-name="T2">Main analysis area with enhanced layout and visual system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help sheet: <text:span text:style-name="T2">Contains complete usage instructions and macro documentation</text:span></text:p>
          </table:table-cell>
          <table:covered-table-cell table:number-columns-repeated="3" table:style-name="ce55"/>
          <table:table-cell table:number-columns-repeated="16380"/>
        </table:table-row>
        <table:table-row table:style-name="ro1">
          <table:table-cell table:style-name="ce46"/>
          <table:table-cell table:style-name="ce55" table:number-columns-repeated="3"/>
          <table:table-cell table:number-columns-repeated="16380"/>
        </table:table-row>
        <table:table-row table:style-name="ro4">
          <table:table-cell table:style-name="ce29" office:value-type="string" calcext:value-type="string" table:number-columns-spanned="4" table:number-rows-spanned="1">
            <text:p><text:s/>COLUMN LAYOUT</text:p>
          </table:table-cell>
          <table:covered-table-cell table:number-columns-repeated="3"/>
          <table:table-cell table:number-columns-repeated="16380"/>
        </table:table-row>
        <table:table-row table:style-name="ro1">
          <table:table-cell table:style-name="ce30" office:value-type="string" calcext:value-type="string">
            <text:p>Column</text:p>
          </table:table-cell>
          <table:table-cell table:style-name="ce30" office:value-type="string" calcext:value-type="string">
            <text:p>Name</text:p>
          </table:table-cell>
          <table:table-cell table:style-name="ce30" office:value-type="string" calcext:value-type="string">
            <text:p>Description</text:p>
          </table:table-cell>
          <table:table-cell table:style-name="ce30" office:value-type="string" calcext:value-type="string">
            <text:p>Special Features</text:p>
          </table:table-cell>
          <table:table-cell table:number-columns-repeated="16380"/>
        </table:table-row>
        <table:table-row table:style-name="ro1">
          <table:table-cell table:style-name="ce31" office:value-type="string" calcext:value-type="string">
            <text:p>A</text:p>
          </table:table-cell>
          <table:table-cell table:style-name="ce38" office:value-type="string" calcext:value-type="string">
            <text:p>Checkbox</text:p>
          </table:table-cell>
          <table:table-cell table:style-name="ce38" office:value-type="string" calcext:value-type="string">
            <text:p>Progress tracking with visual checkboxes</text:p>
          </table:table-cell>
          <table:table-cell table:style-name="ce38" office:value-type="string" calcext:value-type="string">
            <text:p>Format: [&gt;0]"☑";[=0]"☐";Standard</text:p>
          </table:table-cell>
          <table:table-cell table:number-columns-repeated="16380"/>
        </table:table-row>
        <table:table-row table:style-name="ro1">
          <table:table-cell table:style-name="ce31" office:value-type="string" calcext:value-type="string">
            <text:p>B</text:p>
          </table:table-cell>
          <table:table-cell table:style-name="ce38" office:value-type="string" calcext:value-type="string">
            <text:p>OriginalFolder</text:p>
          </table:table-cell>
          <table:table-cell table:style-name="ce38" office:value-type="string" calcext:value-type="string">
            <text:p>Path to original file location</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C</text:p>
          </table:table-cell>
          <table:table-cell table:style-name="ce38" office:value-type="string" calcext:value-type="string">
            <text:p>OriginalFile</text:p>
          </table:table-cell>
          <table:table-cell table:style-name="ce38" office:value-type="string" calcext:value-type="string">
            <text:p>Original filename</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D</text:p>
          </table:table-cell>
          <table:table-cell table:style-name="ce38" office:value-type="string" calcext:value-type="string">
            <text:p>DuplicateFolder</text:p>
          </table:table-cell>
          <table:table-cell table:style-name="ce38" office:value-type="string" calcext:value-type="string">
            <text:p>Path to duplicate file location</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E</text:p>
          </table:table-cell>
          <table:table-cell table:style-name="ce38" office:value-type="string" calcext:value-type="string">
            <text:p>DuplicateFile</text:p>
          </table:table-cell>
          <table:table-cell table:style-name="ce38" office:value-type="string" calcext:value-type="string">
            <text:p>Duplicate filename</text:p>
          </table:table-cell>
          <table:table-cell table:style-name="ce38" office:value-type="string" calcext:value-type="string">
            <text:p>Conditional formatting enabled</text:p>
          </table:table-cell>
          <table:table-cell table:number-columns-repeated="16380"/>
        </table:table-row>
        <table:table-row table:style-name="ro1">
          <table:table-cell table:style-name="ce31" office:value-type="string" calcext:value-type="string">
            <text:p>F</text:p>
          </table:table-cell>
          <table:table-cell table:style-name="ce38" office:value-type="string" calcext:value-type="string">
            <text:p>Size</text:p>
          </table:table-cell>
          <table:table-cell table:style-name="ce38" office:value-type="string" calcext:value-type="string">
            <text:p>File size in bytes</text:p>
          </table:table-cell>
          <table:table-cell table:style-name="ce38" office:value-type="string" calcext:value-type="string">
            <text:p>Standard sorting/filtering</text:p>
          </table:table-cell>
          <table:table-cell table:number-columns-repeated="16380"/>
        </table:table-row>
        <table:table-row table:style-name="ro1">
          <table:table-cell table:style-name="ce31" office:value-type="string" calcext:value-type="string">
            <text:p>G</text:p>
          </table:table-cell>
          <table:table-cell table:style-name="ce38" office:value-type="string" calcext:value-type="string">
            <text:p>Hash</text:p>
          </table:table-cell>
          <table:table-cell table:style-name="ce38" office:value-type="string" calcext:value-type="string">
            <text:p>File verification hash</text:p>
          </table:table-cell>
          <table:table-cell table:style-name="ce38" office:value-type="string" calcext:value-type="string">
            <text:p>Data integrity checking</text:p>
          </table:table-cell>
          <table:table-cell table:number-columns-repeated="16380"/>
        </table:table-row>
        <table:table-row table:style-name="ro1">
          <table:table-cell table:style-name="ce31" office:value-type="string" calcext:value-type="string">
            <text:p>H</text:p>
          </table:table-cell>
          <table:table-cell table:style-name="ce38" office:value-type="string" calcext:value-type="string">
            <text:p>KeepOrig</text:p>
          </table:table-cell>
          <table:table-cell table:style-name="ce38" office:value-type="string" calcext:value-type="string">
            <text:p>Keep original decision</text:p>
          </table:table-cell>
          <table:table-cell table:style-name="ce38" office:value-type="string" calcext:value-type="string">
            <text:p>YES/NO/REVIEW with color coding</text:p>
          </table:table-cell>
          <table:table-cell table:number-columns-repeated="16380"/>
        </table:table-row>
        <table:table-row table:style-name="ro1">
          <table:table-cell table:style-name="ce31" office:value-type="string" calcext:value-type="string">
            <text:p>I</text:p>
          </table:table-cell>
          <table:table-cell table:style-name="ce38" office:value-type="string" calcext:value-type="string">
            <text:p>KeepDup</text:p>
          </table:table-cell>
          <table:table-cell table:style-name="ce38" office:value-type="string" calcext:value-type="string">
            <text:p>Keep duplicate decision</text:p>
          </table:table-cell>
          <table:table-cell table:style-name="ce38" office:value-type="string" calcext:value-type="string">
            <text:p>YES/NO/REVIEW with color coding</text:p>
          </table:table-cell>
          <table:table-cell table:number-columns-repeated="16380"/>
        </table:table-row>
        <table:table-row table:style-name="ro1">
          <table:table-cell table:style-name="ce31" office:value-type="string" calcext:value-type="string">
            <text:p>J</text:p>
          </table:table-cell>
          <table:table-cell table:style-name="ce38" office:value-type="string" calcext:value-type="string">
            <text:p>Action</text:p>
          </table:table-cell>
          <table:table-cell table:style-name="ce38" office:value-type="string" calcext:value-type="string">
            <text:p>Recommended action</text:p>
          </table:table-cell>
          <table:table-cell table:style-name="ce38" office:value-type="string" calcext:value-type="string">
            <text:p>DELETE_ORIGINAL/DELETE_DUPLICATE/etc.</text:p>
          </table:table-cell>
          <table:table-cell table:number-columns-repeated="16380"/>
        </table:table-row>
        <table:table-row table:style-name="ro1">
          <table:table-cell table:style-name="ce31" office:value-type="string" calcext:value-type="string">
            <text:p>K</text:p>
          </table:table-cell>
          <table:table-cell table:style-name="ce38" office:value-type="string" calcext:value-type="string">
            <text:p>NOTES</text:p>
          </table:table-cell>
          <table:table-cell table:style-name="ce38" office:value-type="string" calcext:value-type="string">
            <text:p>User documentation</text:p>
          </table:table-cell>
          <table:table-cell table:style-name="ce38" office:value-type="string" calcext:value-type="string">
            <text:p>Free-form text for decision notes</text:p>
          </table:table-cell>
          <table:table-cell table:number-columns-repeated="16380"/>
        </table:table-row>
        <table:table-row table:style-name="ro1">
          <table:table-cell table:style-name="ce23" office:value-type="string" calcext:value-type="string" table:number-columns-spanned="4" table:number-rows-spanned="1">
            <text:p>Key Layout Changes:</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Data starts at Column B (A1 reserved for filter state indicator)</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SV import at B3 </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Extended to Column K for notes and documentation</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onditional formatting on path/filename columns (B-E)</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ENHANCED VISUAL SYSTEM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1. Checkbox Progress Tracking (Column A)</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Format Code: [&gt;0]"☑";[=0]"☐";Standar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Usage: Enter any positive number → Shows ☑ (processe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Usage: Enter 0 or empty → Shows ☐ (unprocesse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Benefit: Visual progress tracking without affecting data integrity</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2. Conditional Formatting Rules Applied to: B3:B999992, C3:C999992, D3:D999992, E3:E999992</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Rule 1: OriginalFolder = DuplicateFolder (B=D)</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Rule 2: OriginalFile = DuplicateFile (C=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Rule 3: DuplicateFolder = OriginalFolder (D=B)</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Rule 4: DuplicateFile = OriginalFile (E=C)</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Visual Effect: Matching cells display as hyperlink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Purpose: Instantly identify identical filenames or folder paths</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3. Filter State Management</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Indicator Cell: A1 shows "FILTERED: [value]" when filter is activ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Visual Confirmation: Always know current filter statu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Quick Reset: Ctrl+0 to clear filter state manually</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ADVANCED FILTERING CAPABILITIE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Smart Toggle System:</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Ctrl+9 or Toolbar Button: One-click filtering by active cell content</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Works on any column: Paths, filenames, sizes, actions, etc.</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State Persistence: Filter status saved in A1</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Quick Clear: Ctrl+0 for manual reset</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Enhanced AutoFilter:</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Pre-configured on all data column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Dropdown filtering on column header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ombination filtering with smart toggle system</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Performance optimized for large datasets</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COMPREHENSIVE MACRO SYSTEM</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Keyboard Shortcuts:</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F3: Open in File Manager (dual-location support)</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3: MarkKeepOriginal (with color coding and checkbox auto-advanc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4: MarkKeepDuplicate (with color coding and checkbox auto-advanc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6: MarkNeedsReview (yellow highlighting)</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7: ShowStatistics (progress tracking including checkbox count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8: ClearDecisions (reset selected rows)</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9: ToggleFilterByActiveCell (smart filter toggl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Ctrl+0: ClearFilterState (manual filter reset)</text:p>
          </table:table-cell>
          <table:covered-table-cell table:number-columns-repeated="3" table:style-name="ce57"/>
          <table:table-cell table:number-columns-repeated="16380"/>
        </table:table-row>
        <table:table-row table:style-name="ro1">
          <table:table-cell table:style-name="ce23" office:value-type="string" calcext:value-type="string" table:number-columns-spanned="4" table:number-rows-spanned="1">
            <text:p>Toolbar Integration:</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Filter Toggle Button: Visual alternative to Ctrl+9</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Icon: Filter symbol for easy recognition</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Function: Same as keyboard shortcut but mouse-accessible</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Visual Feedback: Button state reflects filter status</text:p>
          </table:table-cell>
          <table:covered-table-cell table:number-columns-repeated="3" table:style-name="ce57"/>
          <table:table-cell table:number-columns-repeated="16380"/>
        </table:table-row>
        <table:table-row table:style-name="ro1">
          <table:table-cell table:style-name="ce50"/>
          <table:table-cell table:style-name="ce57" table:number-columns-repeated="3"/>
          <table:table-cell table:number-columns-repeated="16380"/>
        </table:table-row>
        <table:table-row table:style-name="ro4">
          <table:table-cell table:style-name="ce29" office:value-type="string" calcext:value-type="string" table:number-columns-spanned="4" table:number-rows-spanned="1">
            <text:p>WORKFLOW ENHANC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Efficient Processing Sequence:</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1. Import CSV data starting at B1 (not A1)</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text:span text:style-name="T3">2. </text:span>Sort by file size (Column F) for priority processing</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text:span text:style-name="T3">3. </text:span>Process each row: </text:p>
          </table:table-cell>
          <table:covered-table-cell table:number-columns-repeated="3" table:style-name="ce55"/>
          <table:table-cell table:number-columns-repeated="16380"/>
        </table:table-row>
        <table:table-row table:style-name="ro1">
          <table:table-cell table:style-name="ce33" office:value-type="string" calcext:value-type="string" table:number-columns-spanned="4" table:number-rows-spanned="1">
            <text:p>Click cell, press F3 to view file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Make decision with Ctrl+3/4/6</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Mark processed with positive number in Column A (shows ☑)</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Add notes in Column K if needed</text:p>
          </table:table-cell>
          <table:covered-table-cell table:number-columns-repeated="3" table:style-name="ce40"/>
          <table:table-cell table:number-columns-repeated="16380"/>
        </table:table-row>
        <table:table-row table:style-name="ro1">
          <table:table-cell table:style-name="ce46" office:value-type="string" calcext:value-type="string" table:number-columns-spanned="4" table:number-rows-spanned="1">
            <text:p><text:span text:style-name="T3">4. </text:span>Use visual cues: </text:p>
          </table:table-cell>
          <table:covered-table-cell table:number-columns-repeated="3" table:style-name="ce55"/>
          <table:table-cell table:number-columns-repeated="16380"/>
        </table:table-row>
        <table:table-row table:style-name="ro1">
          <table:table-cell table:style-name="ce33" office:value-type="string" calcext:value-type="string" table:number-columns-spanned="4" table:number-rows-spanned="1">
            <text:p>Checkbox progress tracking</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onditional formatting for identical files/folder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olor coding for decisions</text:p>
          </table:table-cell>
          <table:covered-table-cell table:number-columns-repeated="3" table:style-name="ce40"/>
          <table:table-cell table:number-columns-repeated="16380"/>
        </table:table-row>
        <table:table-row table:style-name="ro1">
          <table:table-cell table:style-name="ce46" office:value-type="string" calcext:value-type="string" table:number-columns-spanned="4" table:number-rows-spanned="1">
            <text:p><text:span text:style-name="T3">5. </text:span>Filter management: </text:p>
          </table:table-cell>
          <table:covered-table-cell table:number-columns-repeated="3" table:style-name="ce55"/>
          <table:table-cell table:number-columns-repeated="16380"/>
        </table:table-row>
        <table:table-row table:style-name="ro1">
          <table:table-cell table:style-name="ce33" office:value-type="string" calcext:value-type="string" table:number-columns-spanned="4" table:number-rows-spanned="1">
            <text:p>Ctrl+9 to filter by any criteria</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A1 shows filter status</text:p>
          </table:table-cell>
          <table:covered-table-cell table:number-columns-repeated="3" table:style-name="ce40"/>
          <table:table-cell table:number-columns-repeated="16380"/>
        </table:table-row>
        <table:table-row table:style-name="ro1">
          <table:table-cell table:style-name="ce33" office:value-type="string" calcext:value-type="string" table:number-columns-spanned="4" table:number-rows-spanned="1">
            <text:p>Ctrl+0 to clear if needed</text:p>
          </table:table-cell>
          <table:covered-table-cell table:number-columns-repeated="3" table:style-name="ce40"/>
          <table:table-cell table:number-columns-repeated="16380"/>
        </table:table-row>
        <table:table-row table:style-name="ro1">
          <table:table-cell table:style-name="ce23" office:value-type="string" calcext:value-type="string" table:number-columns-spanned="4" table:number-rows-spanned="1">
            <text:p>Visual Decision Support:</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text:span text:style-name="T1">Green backgrounds: </text:span>Files marked to keep</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Red backgrounds: </text:span>Files marked for deletion</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Yellow backgrounds: </text:span>Files needing review</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Hyperlink style: </text:span>Identical filenames or paths (conditional formatting)</text:p>
          </table:table-cell>
          <table:covered-table-cell table:number-columns-repeated="3" table:style-name="ce57"/>
          <table:table-cell table:number-columns-repeated="16380"/>
        </table:table-row>
        <table:table-row table:style-name="ro1">
          <table:table-cell table:style-name="ce50" office:value-type="string" calcext:value-type="string" table:number-columns-spanned="4" table:number-rows-spanned="1">
            <text:p><text:span text:style-name="T1">Checkbox states: </text:span>Visual processing progress</text:p>
          </table:table-cell>
          <table:covered-table-cell table:number-columns-repeated="3" table:style-name="ce57"/>
          <table:table-cell table:number-columns-repeated="16380"/>
        </table:table-row>
        <table:table-row table:style-name="ro4">
          <table:table-cell table:style-name="ce29" office:value-type="string" calcext:value-type="string" table:number-columns-spanned="4" table:number-rows-spanned="1">
            <text:p>TECHNICAL IMPROV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Performance Optimizations:</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Smart filter detection: <text:span text:style-name="T2">Uses A1 cell for instant toggle</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Conditional formatting range: <text:span text:style-name="T2">Limited to data area (rows 3-999992)</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Efficient checkbox system: <text:span text:style-name="T2">No complex calculation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Streamlined macros: <text:span text:style-name="T2">Reduced API calls for faster execution</text:span></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Data Integrity Features:</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Column A isolation: <text:span text:style-name="T2">User tracking doesn't affect data</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Notes column: <text:span text:style-name="T2">Document decision rationale</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Hash verification: <text:span text:style-name="T2">Built-in data integrity checking</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Conditional formatting: <text:span text:style-name="T2">Visual verification of identical files</text:span></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Compatibility Features:</text:p>
          </table:table-cell>
          <table:covered-table-cell table:number-columns-repeated="3"/>
          <table:table-cell table:number-columns-repeated="16380"/>
        </table:table-row>
        <table:table-row table:style-name="ro1">
          <table:table-cell table:style-name="ce46" office:value-type="string" calcext:value-type="string" table:number-columns-spanned="4" table:number-rows-spanned="1">
            <text:p>File Manager Detection: <text:span text:style-name="T2">Automatic Nemo/Krusader selection</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Path Handling: <text:span text:style-name="T2">Robust handling of special character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Large Dataset Support: <text:span text:style-name="T2">Optimized for thousands of duplicate relationships</text:span></text:p>
          </table:table-cell>
          <table:covered-table-cell table:number-columns-repeated="3" table:style-name="ce55"/>
          <table:table-cell table:number-columns-repeated="16380"/>
        </table:table-row>
        <table:table-row table:style-name="ro1">
          <table:table-cell table:style-name="ce46" office:value-type="string" calcext:value-type="string" table:number-columns-spanned="4" table:number-rows-spanned="1">
            <text:p>Export Ready: <text:span text:style-name="T2">Filtered data easily exportable for automation scripts</text:span></text:p>
          </table:table-cell>
          <table:covered-table-cell table:number-columns-repeated="3" table:style-name="ce55"/>
          <table:table-cell table:number-columns-repeated="16380"/>
        </table:table-row>
        <table:table-row table:style-name="ro4">
          <table:table-cell table:style-name="ce29" office:value-type="string" calcext:value-type="string" table:number-columns-spanned="4" table:number-rows-spanned="1">
            <text:p>SETUP REQUIREMENTS</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Macro Security:</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Tools → Options → LibreOffice → Security → Macro Security (Medium/Low)</text:p>
          </table:table-cell>
          <table:covered-table-cell table:number-columns-repeated="3"/>
          <table:table-cell table:number-columns-repeated="16380"/>
        </table:table-row>
        <table:table-row table:style-name="ro1">
          <table:table-cell table:style-name="ce23" office:value-type="string" calcext:value-type="string" table:number-columns-spanned="4" table:number-rows-spanned="1">
            <text:p>Keyboard Shortcuts Setup:</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Tools → Customize → Keyboard</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Assign all shortcuts (F3, Ctrl+3, Ctrl+4, Ctrl+6, Ctrl+7, Ctrl+8, Ctrl+9, Ctrl+0)</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File Manager Installation:</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Primary: sudo apt install nemo</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Optional: sudo apt install krusader (for dual-pane interface)</text:p>
          </table:table-cell>
          <table:covered-table-cell table:number-columns-repeated="3" table:style-name="ce55"/>
          <table:table-cell table:number-columns-repeated="16380"/>
        </table:table-row>
        <table:table-row table:style-name="ro1">
          <table:table-cell table:style-name="ce23" office:value-type="string" calcext:value-type="string" table:number-columns-spanned="4" table:number-rows-spanned="1">
            <text:p>Data Import Process:</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Open duplicates.ods</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Copy entire CSV content</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Paste at cell B3</text:p>
          </table:table-cell>
          <table:covered-table-cell table:number-columns-repeated="3"/>
          <table:table-cell table:number-columns-repeated="16380"/>
        </table:table-row>
        <table:table-row table:style-name="ro1">
          <table:table-cell table:style-name="ce50" office:value-type="string" calcext:value-type="string" table:number-columns-spanned="4" table:number-rows-spanned="1">
            <text:p>Column A remains available for checkbox progress tracking</text:p>
          </table:table-cell>
          <table:covered-table-cell table:number-columns-repeated="3" table:style-name="ce55"/>
          <table:table-cell table:number-columns-repeated="16380"/>
        </table:table-row>
        <table:table-row table:style-name="ro1">
          <table:table-cell table:style-name="ce50" office:value-type="string" calcext:value-type="string" table:number-columns-spanned="4" table:number-rows-spanned="1">
            <text:p>Use enhanced filtering and visual systems for analysis</text:p>
          </table:table-cell>
          <table:covered-table-cell table:number-columns-repeated="3" table:style-name="ce55"/>
          <table:table-cell table:number-columns-repeated="16380"/>
        </table:table-row>
        <table:table-row table:style-name="ro1">
          <table:table-cell table:style-name="ce34" table:number-columns-repeated="4"/>
          <table:table-cell table:number-columns-repeated="16380"/>
        </table:table-row>
        <table:table-row table:style-name="ro5">
          <table:table-cell table:style-name="ce35" office:value-type="string" calcext:value-type="string" table:number-columns-spanned="4" table:number-rows-spanned="1">
            <text:p>This updated version provides a more sophisticated and user-friendly experience while maintaining compatibility with the existing workflow and data formats.</text:p>
          </table:table-cell>
          <table:covered-table-cell table:number-columns-repeated="3" table:style-name="ce41"/>
          <table:table-cell table:number-columns-repeated="16380"/>
        </table:table-row>
        <table:table-row table:style-name="ro1" table:number-rows-repeated="1048447">
          <table:table-cell table:number-columns-repeated="16384"/>
        </table:table-row>
        <table:table-row table:style-name="ro1">
          <table:table-cell table:number-columns-repeated="16384"/>
        </table:table-row>
      </table:table>
      <table:named-expressions/>
      <table:database-ranges>
        <table:database-range table:name="fullData" table:target-range-address="duplicates.A2:duplicates.K100000"/>
        <table:database-range table:name="__Anonymous_Sheet_DB__0" table:target-range-address="duplicates.B2:duplicates.K17"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FreeSans" svg:font-family="FreeSans"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Ubuntu" svg:font-family="Ubuntu" style:font-pitch="variable"/>
  </office:font-face-decls>
  <office:styles>
    <style:default-style style:family="table-cell">
      <style:paragraph-properties style:tab-stop-distance="1.25cm"/>
      <style:text-properties style:font-name="Liberation Sans" fo:font-size="10pt" fo:language="zxx" fo:country="none" style:font-name-asian="Noto Sans CJK SC" style:font-size-asian="10pt" style:language-asian="zh" style:country-asian="CN" style:font-name-complex="Free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zxx" fo:country="none" style:letter-kerning="true" style:font-name-asian="DejaVu Sans"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FreeSans" style:font-family-complex="FreeSans" style:font-family-generic-complex="system" style:font-pitch-complex="variable" style:font-size-complex="10pt"/>
    </style:style>
    <number:number-style style:name="N0">
      <number:number number:min-integer-digits="1"/>
    </number:number-style>
    <number:number-style style:name="N116P0" style:volatile="true">
      <number:text>☑</number:text>
    </number:number-style>
    <number:number-style style:name="N116P1" style:volatile="true">
      <number:text>☐</number:text>
    </number:number-style>
    <number:number-style style:name="N116">
      <number:number number:min-integer-digits="1"/>
      <style:map style:condition="value()=0" style:apply-style-name="N116P0"/>
      <style:map style:condition="value()=0" style:apply-style-name="N116P1"/>
    </number:number-style>
    <number:number-style style:name="N117P0" style:volatile="true">
      <number:text>☑</number:text>
    </number:number-style>
    <number:number-style style:name="N117P1" style:volatile="true">
      <number:text>☐</number:text>
    </number:number-style>
    <number:number-style style:name="N117">
      <number:number number:min-integer-digits="1"/>
      <style:map style:condition="value()=1" style:apply-style-name="N117P0"/>
      <style:map style:condition="value()=0" style:apply-style-name="N117P1"/>
    </number:number-style>
    <number:number-style style:name="N118P0" style:volatile="true">
      <number:text>☑</number:text>
    </number:number-style>
    <number:number-style style:name="N118P1" style:volatile="true">
      <number:text>☐</number:text>
    </number:number-style>
    <number:number-style style:name="N118">
      <number:number number:min-integer-digits="1"/>
      <style:map style:condition="value()&gt;0" style:apply-style-name="N118P0"/>
      <style:map style:condition="value()=0" style:apply-style-name="N118P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27cm" fo:margin-bottom="1.27cm" fo:margin-left="0.64cm" fo:margin-right="0.64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5">00/00/0000</text:date>, <text:time style:data-style-name="N2" text:time-value="05:08:27.15967902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8-15T19:11:39.604050000</dc:date>
    <meta:editing-duration>P5DT5H53M48S</meta:editing-duration>
    <meta:editing-cycles>184</meta:editing-cycles>
    <meta:generator>LibreOffice/24.2.7.2$Linux_X86_64 LibreOffice_project/420$Build-2</meta:generator>
    <meta:print-date>2025-08-15T06:34:41.787165811</meta:print-date>
    <meta:document-statistic meta:table-count="2" meta:cell-count="303"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 ============================================================================
' CZKAWKA DUPLICATE FILE ANALYSIS - LIBREOFFICE CALC MACRO MODULE v0.5
' ============================================================================
' 
' DESCRIPTION:
' This module provides file manager integration and decision marking for 
' Czkawka duplicate analysis CSV data. Optimized with centralized decision 
' handling and named range integration.
'
' NAMED RANGE STRUCTURE (MUST EXIST IN SHEET):
' Named Range "fullData": $duplicates.$A$2:$K$100000
' - Columns: A=Checkboxes, B=OrigPath, C=OrigFile, D=DupPath, E=DupFile,
'   F=Size, G=Hash, H=Keep_Original, I=Keep_Duplicate, J=Action, K=Notes
' - Rows: 1=Subtotals (protected), 2=Headers (protected), 3+=Data rows
'
' FEATURES:
' - Dual-pane file manager integration (Krusader, Nemo)
' - Smart fallback system with external script support
' - Centralized decision marking with color coding
' - Automatic cursor advancement for efficient workflow
' - Decision statistics and filtering functions
' - Protected rows: Row 1 (subtotals) and Row 2 (headers)
'
' SETUP:
' 1. Enable macros: Tools → Options → Security → Macro Security (Medium)
' 2. Create named range "fullData": $duplicates.$A$2:$K$100000
' 3. Assign keyboard shortcuts: Tools → Customize → Keyboard
'    F3: OpenInNemoFromActiveCell, Alt+F3: OpenInKrusaderFromActiveCell
'    Ctrl+3: MarkKeepOriginal, Ctrl+4: MarkKeepDuplicate, Ctrl+6: MarkNeedsReview
'    Alt+3: MarkSoftLinkOriginal, Alt+4: MarkSoftLinkDuplicate
'    Ctrl+Alt+3: MarkHardLinkOriginal, Ctrl+Alt+4: MarkHardLinkDuplicate
'    Ctrl+7: ShowStatistics, Ctrl+8: ClearDecisions
'    Ctrl+9: ToggleFilterByActiveCell, Ctrl+0: ClearFilterState
' 4. Install file managers: sudo apt install nemo krusader
'
' Author: banos - with AI support from claude.ai and deepSeek
' Date: August 15, 2025
' Version: 0.5
' ============================================================================

' CONSTANTS FOR NAMED RANGE COLUMN MAPPING
' ============================================================================
Private Const COL_CHECKBOXES As Integer = 0      ' Column A
Private Const COL_ORIG_PATH As Integer = 1       ' Column B
Private Const COL_ORIG_FILE As Integer = 2       ' Column C
Private Const COL_DUP_PATH As Integer = 3        ' Column D
Private Const COL_DUP_FILE As Integer = 4        ' Column E
Private Const COL_SIZE As Integer = 5            ' Column F
Private Const COL_HASH As Integer = 6            ' Column G
Private Const COL_KEEP_ORIGINAL As Integer = 7   ' Column H
Private Const COL_KEEP_DUPLICATE As Integer = 8  ' Column I
Private Const COL_ACTION As Integer = 9          ' Column J
Private Const COL_NOTES As Integer = 10          ' Column K

Private Const PROTECTED_ROWS As Integer = 2      ' Rows 1-2 are protected

' VALIDATION AND DATA EXTRACTION FUNCTION
' ============================================================================

Function ValidateAndGetFileData() As Variant
    ' Validates current cell position and extracts file data for file manager operations
    ' Returns: Array with file data [leftPath, leftFile, rightPath, rightFile] or Empty on failure
    ' Uses named range structure for column mapping
    
    Dim currentRow As Long
    Dim leftPath As String, leftFile As String
    Dim rightPath As String, rightFile As String
    Dim sheet As Object
    Dim dataRange As Object
    Dim fileData(3) As String
    
    ' Get the active sheet and named range
    sheet = ThisComponent.getCurrentController().getActiveSheet()
    dataRange = sheet.getCellRangeByName("fullData")
    currentRow = ThisComponent.getCurrentController().getSelection().getRangeAddress().StartRow + 1
    
    ' Check if we're on protected rows
    If currentRow &lt;= PROTECTED_ROWS Then
        MsgBox("Cannot open files from protected rows." &amp; Chr(10) &amp; Chr(10) &amp; _
               "Row 1: Reserved for subtotals" &amp; Chr(10) &amp; _
               "Row 2: Reserved for headers" &amp; Chr(10) &amp; Chr(10) &amp; _
               "Please select a data row (row 3 or below) to open files.", 48, "Czkawka Tools - Protected Rows")
        ValidateAndGetFileData = Empty
        Exit Function
    End If
    
    ' Get file data using column constants
    leftPath = sheet.getCellByPosition(COL_ORIG_PATH, currentRow - 1).getString()
    leftFile = sheet.getCellByPosition(COL_ORIG_FILE, currentRow - 1).getString()
    rightPath = sheet.getCellByPosition(COL_DUP_PATH, currentRow - 1).getString()
    rightFile = sheet.getCellByPosition(COL_DUP_FILE, currentRow - 1).getString()
    
    ' Validate complete data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ValidateAndGetFileData = Empty
        Exit Function
    End If
    
    ' Return validated file data
    fileData(0) = leftPath
    fileData(1) = leftFile
    fileData(2) = rightPath
    fileData(3) = rightFile
    
    ValidateAndGetFileData = fileData
End Function

' MAIN FILE MANAGER INTEGRATION FUNCTIONS
' ============================================================================

Sub OpenInNemoFromActiveCell()
    ' Opens both original and duplicate file locations with Nemo preference
    ' Fallback order: Nemo → Krusader → System default
    
    Dim fileData As Variant
    Dim leftPath As String, leftFile As String, rightPath As String, rightFile As String
    
    fileData = ValidateAndGetFileData()
    If IsEmpty(fileData) Then Exit Sub
    
    leftPath = fileData(0): leftFile = fileData(1)
    rightPath = fileData(2): rightFile = fileData(3)
    
    If LaunchNemo(leftPath, rightPath, leftFile, rightFile) Then Exit Sub
    If LaunchKrusader(leftPath, rightPath, leftFile, rightFile) Then Exit Sub
    LaunchSeparateWindows(leftPath, rightPath, leftFile, rightFile)
End Sub

Sub OpenInKrusaderFromActiveCell()
    ' Opens both original and duplicate file locations with Krusader preference
    ' Fallback order: Krusader → Nemo → System default
    
    Dim fileData As Variant
    Dim leftPath As String, leftFile As String, rightPath As String, rightFile As String
    
    fileData = ValidateAndGetFileData()
    If IsEmpty(fileData) Then Exit Sub
    
    leftPath = fileData(0): leftFile = fileData(1)
    rightPath = fileData(2): rightFile = fileData(3)
    
    If LaunchKrusader(leftPath, rightPath, leftFile, rightFile) Then Exit Sub
    If LaunchNemo(leftPath, rightPath, leftFile, rightFile) Then Exit Sub
    LaunchSeparateWindows(leftPath, rightPath, leftFile, rightFile)
End Sub

' FILE MANAGER LAUNCH FUNCTIONS
' ============================================================================

Function LaunchKrusader(leftPath As String, rightPath As String, leftFile As String, rightFile As String) As Boolean
    ' Enhanced Krusader launcher with multiple fallback strategies
    ' Configure scriptPath variable below to match your installation
    
    On Error GoTo KrusaderError
    Dim command As String
    Dim scriptPath As String
    
    scriptPath = "~/opt/czkawka-cli/production/scripts/launch_krusader.sh"
    
    ' Try external script first (best file selection)
    On Error GoTo TryDirectCommand
    command = scriptPath &amp; " """ &amp; leftPath &amp; """ """ &amp; rightPath &amp; """"
    Shell(command, 1)
    LaunchKrusader = True
    Exit Function
    
TryDirectCommand:
    ' Try direct command with profile parameter
    On Error GoTo TryBasicCommand
    command = "krusader --profile=panel --left=""" &amp; leftPath &amp; """ --right=""" &amp; rightPath &amp; """"
    Shell(command, 1)
    LaunchKrusader = True
    Exit Function
    
TryBasicCommand:
    ' Basic Krusader command (final fallback)
    On Error GoTo KrusaderError
    command = "krusader --left=""" &amp; leftPath &amp; """ --right=""" &amp; rightPath &amp; """"
    Shell(command, 1)
    LaunchKrusader = True
    Exit Function
    
KrusaderError:
    LaunchKrusader = False
End Function

Function LaunchNemo(leftPath As String, rightPath As String, leftFile As String, rightFile As String) As Boolean
    ' Launches Nemo with both locations in tabs and files selected
    
    On Error GoTo NemoError
    Dim command As String
    
    command = "nemo -t """ &amp; leftPath &amp; "/" &amp; leftFile &amp; """ """ &amp; rightPath &amp; "/" &amp; rightFile &amp; """"
    Shell(command, 1)
    LaunchNemo = True
    Exit Function
    
NemoError:
    LaunchNemo = False
End Function

Sub LaunchSeparateWindows(leftPath As String, rightPath As String, leftFile As String, rightFile As String)
    ' Final fallback: opens both locations in separate windows
    
    Dim leftCommand As String, rightCommand As String
    Dim leftFullPath As String, rightFullPath As String
    
    leftFullPath = leftPath &amp; "/" &amp; leftFile
    rightFullPath = rightPath &amp; "/" &amp; rightFile
    
    On Error GoTo FallbackToFolders
    
    leftCommand = "nemo """ &amp; leftFullPath &amp; """"
    rightCommand = "nemo """ &amp; rightFullPath &amp; """"
    
    Shell(leftCommand, 1)
    Wait(1000)
    Shell(rightCommand, 1)
    
    MsgBox("Opened both files in separate windows:" &amp; Chr(10) &amp; _
           "Original: " &amp; leftFullPath &amp; Chr(10) &amp; _
           "Duplicate: " &amp; rightFullPath, 64, "Files Opened for Comparison")
    Exit Sub
    
FallbackToFolders:
    Shell("xdg-open """ &amp; leftPath &amp; """", 1)
    Wait(1500)
    Shell("xdg-open """ &amp; rightPath &amp; """", 1)
    
    MsgBox("Opened both folders in separate windows:" &amp; Chr(10) &amp; _
           "Original folder: " &amp; leftPath &amp; Chr(10) &amp; _
           "Duplicate folder: " &amp; rightPath, 64, "Folders Opened")
End Sub

' CENTRALIZED DECISION MARKING FUNCTION
' ============================================================================

Sub MarkDecision(keepOriginal As String, keepDuplicate As String, action As String, colorOrig As Long, colorDup As Long)
    ' Centralized decision marking function used by all decision wrapper functions
    ' Handles validation, cell updates, color coding, and cursor advancement
    
    Dim sheet As Object
    Dim currentRow As Long
    Dim cellKeepOrig As Object, cellKeepDup As Object
    
    sheet = ThisComponent.getCurrentController().getActiveSheet()
    currentRow = ThisComponent.getCurrentController().getSelection().getRangeAddress().StartRow
    
    ' Check for protected rows
    If currentRow &lt;= (PROTECTED_ROWS -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using column constants
    sheet.getCellByPosition(COL_KEEP_ORIGINAL, currentRow).setString(keepOriginal)
    sheet.getCellByPosition(COL_KEEP_DUPLICATE, currentRow).setString(keepDuplicate)
    sheet.getCellByPosition(COL_ACTION, currentRow).setString(action)
    
    ' Apply color coding
    cellKeepOrig = sheet.getCellByPosition(COL_KEEP_ORIGINAL, currentRow)
    cellKeepDup = sheet.getCellByPosition(COL_KEEP_DUPLICATE, currentRow)
    
    cellKeepOrig.setPropertyValue("CellBackColor", colorOrig)
    cellKeepDup.setPropertyValue("CellBackColor", colorDup)
    
    ' Move to next row for efficient workflow
    MoveToNextRow()
End Sub

' DECISION WRAPPER FUNCTIONS (KEYBOARD SHORTCUT TARGETS)
' ============================================================================

Sub MarkKeepOriginal()
    ' SHORTCUT: Ctrl+3 - Keep original file, delete duplicate
    MarkDecision("YES", "NO", "DELETE_DUPLICATE", RGB(144, 238, 144), RGB(255, 182, 193))
End Sub

Sub MarkKeepDuplicate()
    ' SHORTCUT: Ctrl+4 - Keep duplicate file, delete original
    MarkDecision("NO", "YES", "DELETE_ORIGINAL", RGB(255, 182, 193), RGB(144, 238, 144))
End Sub

Sub MarkDeleteBoth()
    ' Delete both files (use with caution)
    MarkDecision("NO", "NO", "DELETE_BOTH", RGB(255, 182, 193), RGB(255, 182, 193))
End Sub

Sub MarkNeedsReview()
    ' SHORTCUT: Ctrl+6 - Mark for later review
    MarkDecision("REVIEW", "REVIEW", "REVIEW_NEEDED", RGB(255, 255, 180), RGB(255, 255, 180))
End Sub

Sub MarkSoftLinkOriginal()
    ' SHORTCUT: Alt+3 - Keep original, soft link duplicate to it
    MarkDecision("YES", "LINK", "SOFTLINK_DUPLICATE", RGB(144, 238, 144), RGB(173, 216, 230))
End Sub

Sub MarkSoftLinkDuplicate()
    ' SHORTCUT: Alt+4 - Keep duplicate, soft link original to it
    MarkDecision("LINK", "YES", "SOFTLINK_ORIGINAL", RGB(173, 216, 230), RGB(144, 238, 144))
End Sub

Sub MarkHardLinkOriginal()
    ' SHORTCUT: Ctrl+Alt+3 - Keep original, hard link duplicate to it
    MarkDecision("YES", "LINK", "HARDLINK_DUPLICATE", RGB(144, 238, 144), RGB(176, 224, 230))
End Sub

Sub MarkHardLinkDuplicate()
    ' SHORTCUT: Ctrl+Alt+4 - Keep duplicate, hard link original to it
    MarkDecision("LINK", "YES", "HARDLINK_ORIGINAL", RGB(176, 224, 230), RGB(144, 238, 144))
End Sub

' UTILITY AND WORKFLOW FUNCTIONS
' ============================================================================

Sub MoveToNextRow()
    ' Automatically advance cursor to next row after marking decision
    
    Dim oSheet As Object
    Dim oController As Object
    Dim currentRow As Long, targetRow As Long
    
    oController = ThisComponent.getCurrentController()
    oSheet = oController.getActiveSheet()
    currentRow = oController.getSelection().getRangeAddress().StartRow
    
    targetRow = currentRow + 1
    If targetRow &lt;= (PROTECTED_ROWS - 1) Then targetRow = PROTECTED_ROWS
    
    ' Move cursor to original path column (B) of next row
    oController.select(oSheet.getCellByPosition(COL_ORIG_PATH, targetRow))
End Sub

Sub ClearDecisions()
    ' Clears decision markings (columns H, I, J) and color formatting for selected range
    ' Skips protected rows automatically
    
    Dim sheet As Object
    Dim selection As Object
    Dim currentRow As Long, endRow As Long, i As Long
    Dim cellKeepOrig As Object, cellKeepDup As Object
    Dim processedRows As Long
    
    sheet = ThisComponent.getCurrentController().getActiveSheet()
    selection = ThisComponent.getCurrentController().getSelection()
    currentRow = selection.getRangeAddress().StartRow
    endRow = selection.getRangeAddress().EndRow
    processedRows = 0
    
    For i = currentRow To endRow
        If i &gt; (PROTECTED_ROWS - 1) Then
            ' Clear decision columns using constants
            sheet.getCellByPosition(COL_KEEP_ORIGINAL, i).setString("")
            sheet.getCellByPosition(COL_KEEP_DUPLICATE, i).setString("")
            sheet.getCellByPosition(COL_ACTION, i).setString("")
            
            ' Reset colors
            cellKeepOrig = sheet.getCellByPosition(COL_KEEP_ORIGINAL, i)
            cellKeepDup = sheet.getCellByPosition(COL_KEEP_DUPLICATE, i)
            cellKeepOrig.setPropertyValue("CellBackColor", -1)
            cellKeepDup.setPropertyValue("CellBackColor", -1)
            
            processedRows = processedRows + 1
        End If
    Next i
    
    If processedRows &gt; 0 Then
        MsgBox("Cleared decisions for " &amp; processedRows &amp; " data rows", 64, "Decisions Cleared")
    Else
        MsgBox("No data rows selected. Rows 1-2 are protected.", 48, "No Changes Made")
    End If
End Sub

Sub ShowStatistics()
    ' Displays comprehensive statistics of decision markings
    ' Excludes protected rows from calculations
    
    Dim sheet As Object
    Dim dataRange As Object
    Dim lastRow As Long, i As Long
    Dim keepOrig As Long, keepDup As Long, deleteBoth As Long, needReview As Long, unprocessed As Long
    Dim softLinkOrig As Long, softLinkDup As Long, hardLinkOrig As Long, hardLinkDup As Long
    Dim action As String, totalDataRows As Long, processedRows As Long, completionPercent As Long
    
    sheet = ThisComponent.getCurrentController().getActiveSheet()
    dataRange = sheet.getCellRangeByName("fullData")
    
    ' Find last row with data in the named range
    lastRow = PROTECTED_ROWS
    Do While sheet.getCellByPosition(COL_ACTION, lastRow).getString() &lt;&gt; "" Or _
             sheet.getCellByPosition(COL_ORIG_PATH, lastRow).getString() &lt;&gt; ""
        lastRow = lastRow + 1
        If lastRow &gt; dataRange.getRangeAddress().EndRow Then Exit Do
    Loop
    lastRow = lastRow - 1
    
    totalDataRows = lastRow - (PROTECTED_ROWS - 1)
    If totalDataRows &lt; 1 Then totalDataRows = 0
    
    ' Count decisions starting from first data row
    For i = PROTECTED_ROWS To lastRow
        action = sheet.getCellByPosition(COL_ACTION, i).getString()
        Select Case action
            Case "DELETE_DUPLICATE": keepOrig = keepOrig + 1
            Case "DELETE_ORIGINAL": keepDup = keepDup + 1
            Case "DELETE_BOTH": deleteBoth = deleteBoth + 1
            Case "REVIEW_NEEDED": needReview = needReview + 1
            Case "SOFTLINK_DUPLICATE": softLinkOrig = softLinkOrig + 1
            Case "SOFTLINK_ORIGINAL": softLinkDup = softLinkDup + 1
            Case "HARDLINK_DUPLICATE": hardLinkOrig = hardLinkOrig + 1
            Case "HARDLINK_ORIGINAL": hardLinkDup = hardLinkDup + 1
            Case "": unprocessed = unprocessed + 1
        End Select
    Next i
    
    processedRows = keepOrig + keepDup + deleteBoth + needReview + softLinkOrig + softLinkDup + hardLinkOrig + hardLinkDup
    If totalDataRows &gt; 0 Then
        completionPercent = Int((processedRows / totalDataRows) * 100)
    Else
        completionPercent = 0
    End If
    
    MsgBox("CZKAWKA DUPLICATE ANALYSIS STATISTICS" &amp; Chr(10) &amp; _
           "===========================================" &amp; Chr(10) &amp; Chr(10) &amp; _
           "DELETION DECISIONS:" &amp; Chr(10) &amp; _
           "Keep Original: " &amp; keepOrig &amp; ", Keep Duplicate: " &amp; keepDup &amp; Chr(10) &amp; _
           "Delete Both: " &amp; deleteBoth &amp; Chr(10) &amp; Chr(10) &amp; _
           "LINKING DECISIONS:" &amp; Chr(10) &amp; _
           "Soft Links: " &amp; (softLinkOrig + softLinkDup) &amp; Chr(10) &amp; _
           "Hard Links: " &amp; (hardLinkOrig + hardLinkDup) &amp; Chr(10) &amp; Chr(10) &amp; _
           "PROGRESS:" &amp; Chr(10) &amp; _
           "Processed: " &amp; processedRows &amp; " / " &amp; totalDataRows &amp; " (" &amp; completionPercent &amp; "%)" &amp; Chr(10) &amp; _
           "Need Review: " &amp; needReview &amp; ", Unprocessed: " &amp; unprocessed, 64, "Analysis Progress")
End Sub

Sub ToggleFilterByActiveCell()
    ' Filter toggle using fullData named range with exact text matching
    
    Dim oSheet As Object
    Dim oRange As Object
    Dim oActiveCell As Object
    Dim sFilterValue As String
    Dim nColumn As Integer
    Dim oFilterDesc As Object
    Dim oCellA1 As Object
    Dim oActiveCellAddress As Object
    Dim oDataAddress As Object
    
    oSheet = ThisComponent.getCurrentController().getActiveSheet()
    oRange = oSheet.getCellRangeByName("fullData")
    oActiveCell = ThisComponent.getCurrentController().getSelection()
    oCellA1 = oSheet.getCellByPosition(COL_CHECKBOXES, 0)  ' A1 for filter state
    
    If oActiveCell.getImplementationName() &lt;&gt; "ScCellObj" Then Exit Sub
    
    oActiveCellAddress = oActiveCell.getCellAddress()
    oDataAddress = oRange.getRangeAddress()
    
    ' Check if active cell is within fullData range
    If oActiveCellAddress.Sheet &lt;&gt; oDataAddress.Sheet Or _
       oActiveCellAddress.Column &lt; oDataAddress.StartColumn Or _
       oActiveCellAddress.Column &gt; oDataAddress.EndColumn Or _
       oActiveCellAddress.Row &lt; oDataAddress.StartRow Or _
       oActiveCellAddress.Row &gt; oDataAddress.EndRow Then
        Exit Sub
    End If
    
    nColumn = oActiveCellAddress.Column
    sFilterValue = oActiveCell.getString()
    
    If sFilterValue = "" Then Exit Sub
    
    ' Toggle filter based on A1 state
    If oCellA1.getString() &lt;&gt; "" Then
        ' Clear filter
        oFilterDesc = oRange.createFilterDescriptor(True)
        oFilterDesc.setPropertyValue("ContainsHeader", True)
        oFilterDesc.setFilterFields(Array())
        oRange.filter(oFilterDesc)
        oCellA1.setString("")
    Else
        ' Apply filter
        oFilterDesc = oRange.createFilterDescriptor(True)
        oFilterDesc.setPropertyValue("ContainsHeader", True)
        oFilterDesc.setPropertyValue("UseRegularExpressions", False)
        
        Dim oFilterFields(0) As New com.sun.star.sheet.TableFilterField
        oFilterFields(0).Field = nColumn - oDataAddress.StartColumn
        oFilterFields(0).IsNumeric = False
        oFilterFields(0).StringValue = sFilterValue
        oFilterFields(0).Operator = com.sun.star.sheet.FilterOperator.EQUAL
        
        oFilterDesc.setFilterFields(oFilterFields())
        oRange.filter(oFilterDesc)
        oCellA1.setString("FILTERED: " &amp; sFilterValue)
    End If
End Sub

Sub ClearFilterState()
    ' Clear any active filters and state indicator
    
    Dim oSheet As Object
    Dim oRange As Object
    Dim oFilterDesc As Object
    Dim oCellA1 As Object
    
    oSheet = ThisComponent.getCurrentController().getActiveSheet()
    oRange = oSheet.getCellRangeByName("fullData")
    oCellA1 = oSheet.getCellByPosition(COL_CHECKBOXES, 0)
    
    oFilterDesc = oRange.createFilterDescriptor(True)
    oFilterDesc.setPropertyValue("ContainsHeader", True)
    oFilterDesc.setFilterFields(Array())
    oRange.filter(oFilterDesc)
    
    oCellA1.setString("")
    MsgBox("All filters cleared. Showing all data rows.", 64, "Filter Cleared")
End Sub

' UTILITY FUNCTIONS
' ============================================================================

Function RGB(red As Integer, green As Integer, blue As Integer) As Long
    ' Creates RGB color value for LibreOffice cell formatting
    RGB = red + (green * 256) + (blue * 65536)
End Function

' ============================================================================
' KEYBOARD SHORTCUTS SUMMARY:
' F3: OpenInNemoFromActiveCell | Alt+F3: OpenInKrusaderFromActiveCell
' Ctrl+3: MarkKeepOriginal | Ctrl+4: MarkKeepDuplicate | Ctrl+6: MarkNeedsReview
' Alt+3: MarkSoftLinkOriginal | Alt+4: MarkSoftLinkDuplicate
' Ctrl+Alt+3: MarkHardLinkOriginal | Ctrl+Alt+4: MarkHardLinkDuplicate
' Ctrl+7: ShowStatistics | Ctrl+8: ClearDecisions
' Ctrl+9: ToggleFilterByActiveCell | Ctrl+0: ClearFilterState
' ============================================================================
</script:module>
</file>

<file path=Basic/Standard/bu1_20250805.xml><?xml version="1.0" encoding="utf-8"?>
<!DOCTYPE module  PUBLIC '-//OpenOffice.org//DTD OfficeDocument 1.0//EN'  'module.dtd'>
<script:module xmlns:script="http://openoffice.org/2000/script" script:name="bu1_20250805" script:language="StarBasic" script:moduleType="normal">' ============================================================================
' CZKAWKA DUPLICATE FILE ANALYSIS - LIBREOFFICE CALC MACRO MODULE
' ============================================================================
' 
' DESCRIPTION:
' This module provides file manager integration and decision marking for 
' Czkawka duplicate analysis CSV data. Designed for 6+3 column structure:
' A=OrigPath, B=OrigFile, C=DupPath, D=DupFile, E=Size, F=Hash
' G=Keep_Original, H=Keep_Duplicate, I=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A=OrigPath, B=OrigFile, C=DupPath, D=DupFile)
    leftPath = sheet.getCellByPosition(0, currentRow - 1).getString()   ' Column A
    leftFile = sheet.getCellByPosition(1, currentRow - 1).getString()   ' Column B  
    rightPath = sheet.getCellByPosition(2, currentRow - 1).getString()  ' Column C
    rightFile = sheet.getCellByPosition(3, currentRow - 1).getString()  ' Column D
    
    ' Validate that we have complete data for both files
    If leftPath = "" Or leftFile = "" Or rightPath = "" Or rightFile = "" Then
        MsgBox("Missing path or filename data in row " &amp; currentRow &amp; Chr(10) &amp; Chr(10) &amp; _
               "Required columns:" &amp; Chr(10) &amp; _
               "A: Original folder path" &amp; Chr(10) &amp; _ 
               "B: Original filename" &amp; Chr(10) &amp; _
               "C: Duplicate folder path" &amp; Chr(10) &amp; _
               "D: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A&amp;B) and delete duplicate (columns C&amp;D)
    ' Updates columns G=YES, H=NO, I=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G=Keep_Original, H=Keep_Duplicate, I=Action)
    sheet.getCellByPosition(6, currentRow).setString("YES")              ' Column G: Keep original
    sheet.getCellByPosition(7, currentRow).setString("NO")               ' Column H: Don't keep duplicate
    sheet.getCellByPosition(8, currentRow).setString("DELETE_DUPLICATE") ' Column I: Action to take
    
    ' Apply visual color coding for immediate feedback - FIXED METHOD
    cellG = sheet.getCellByPosition(6, currentRow)
    cellH = sheet.getCellByPosition(7,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C&amp;D) and delete original (columns A&amp;B)
    ' Updates columns G=NO, H=YES, I=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6, currentRow).setString("NO")               ' Column G: Don't keep original
    sheet.getCellByPosition(7, currentRow).setString("YES")              ' Column H: Keep duplicate
    sheet.getCellByPosition(8, currentRow).setString("DELETE_ORIGINAL")  ' Column I: Action to take
    
    ' Apply visual color coding - FIXED METHOD
    cellG = sheet.getCellByPosition(6, currentRow)
    cellH = sheet.getCellByPosition(7,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G=NO, H=NO, I=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6, currentRow).setString("NO")           ' Column G: Don't keep original
    sheet.getCellByPosition(7, currentRow).setString("NO")           ' Column H: Don't keep duplicate
    sheet.getCellByPosition(8, currentRow).setString("DELETE_BOTH")  ' Column I: Delete both files
    
    ' Apply red color coding to both columns (warning: both will be deleted) - FIXED METHOD
    cellG = sheet.getCellByPosition(6, currentRow)
    cellH = sheet.getCellByPosition(7,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G=REVIEW, H=REVIEW, I=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6, currentRow).setString("REVIEW")        ' Column G: Needs review
    sheet.getCellByPosition(7, currentRow).setString("REVIEW")        ' Column H: Needs review
    sheet.getCellByPosition(8, currentRow).setString("REVIEW_NEEDED") ' Column I: Action needed
    
    ' Apply yellow color coding to indicate "needs attention" - FIXED METHOD
    cellG = sheet.getCellByPosition(6, currentRow)
    cellH = sheet.getCellByPosition(7,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column (A) of next row for consistent positioning
    oController.select(oSheet.getCellByPosition(0, targetRow))
End Sub

Sub ClearDecisions()
    ' Clears all decision markings (columns G, H, I)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G, H, I
            sheet.getCellByPosition(6, i).setString("")  ' Clear Keep_Original
            sheet.getCellByPosition(7, i).setString("")  ' Clear Keep_Duplicate
            sheet.getCellByPosition(8, i).setString("")  ' Clear Action
            
            ' Reset background colors to default (no color) - FIXED METHOD
            cellG = sheet.getCellByPosition(6, i)
            cellH = sheet.getCellByPosition(7,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I)
    lastRow = 2  ' Start from row 3 (index 2)
    Do While sheet.getCellByPosition(8, lastRow).getString() &lt;&gt; "" Or sheet.getCellByPosition(0,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I)
    ' Start from index 2 (row 3) to skip protected rows 1-2
    For i = 2 To lastRow
        action = sheet.getCellByPosition(8, i).getString() ' Column I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2_20250809.xml><?xml version="1.0" encoding="utf-8"?>
<!DOCTYPE module  PUBLIC '-//OpenOffice.org//DTD OfficeDocument 1.0//EN'  'module.dtd'>
<script:module xmlns:script="http://openoffice.org/2000/script" script:name="bu2_20250809"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launch_krusader.sh
    command = "/home/banos/opt/czkawka-cli/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LEGACY COMPATIBILITY FUNCTIONS
' ============================================================================
' These maintain compatibility with your existing macro names

Sub MarkKeepLeft()
    ' Legacy function name - calls MarkKeepOriginal for compatibility
    MarkKeepOriginal()
End Sub

Sub MarkKeepRight()
    ' Legacy function name - calls MarkKeepDuplicate for compatibility
    MarkKeepDuplicate()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3_20250812.xml><?xml version="1.0" encoding="utf-8"?>
<!DOCTYPE module  PUBLIC '-//OpenOffice.org//DTD OfficeDocument 1.0//EN'  'module.dtd'>
<script:module xmlns:script="http://openoffice.org/2000/script" script:name="bu3_20250812"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Quick decision marking with color coding
' - Automatic cursor advancement for efficient workflow
' - Decision statistics and clearing functions
' - Support for external launch_krusader.sh script
' - Protected rows: Row 1 (subtotals) and Row 2 (headers) are protected
'
' SETUP:
' 1. Enable macros: Tools → Options → Security → Macro Security (Medium)
' 2. Assign keyboard shortcuts: Tools → Customize → Keyboard
'    F3: OpenInFileManagerFromActiveCell
'    ctrl+3: MarkKeepOriginal, ctrl+4: MarkKeepDuplicate, ctrl+6: MarkNeedsReview
' 3. Install file managers: sudo apt install nemo krusader
'
' Author: Enhanced for Czkawka project
' Date: August 2025
' ============================================================================

' MAIN FILE MANAGER INTEGRATION
' ============================================================================

Sub OpenInFileManagerFromActiveCell()
    ' Opens both original and duplicate file locations in file manager
    ' Supports Krusader (dual-pane), Nemo (tabs), and fallback options
    ' PROTECTED: Rows 1 (subtotals) and 2 (headers) are protected from file operations
    
    Dim currentRow As Long
    Dim currentCol As Long
    Dim leftPath As String, leftFile As String
    Dim rightPath As String, rightFile As String
    Dim sheet As Object
    
    ' Get the active sheet and cell position
    sheet = ThisComponent.getCurrentController().getActiveSheet()
    currentRow = ThisComponent.getCurrentController().getSelection().getRangeAddress().StartRow + 1
    currentCol = ThisComponent.getCurrentController().getSelection().getRangeAddress().StartColumn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Exit Sub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Exit Sub
    End If
    
    ' Try file managers in order of preference for best user experience
    
    ' 1st choice: Nemo with tab support (good file selection capabilities)
    If LaunchNemoDevPanes(leftPath, rightPath, leftFile, rightFile) Then
        Exit Sub
    End If
    
    ' 2nd choice: Krusader with dual-pane view (excellent for comparisons)
    If LaunchKrusader(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Launches Krusader file manager with dual-pane view
    ' Uses external launch_krusader.sh script if available, falls back to direct command
    
    On Error GoTo KrusaderError
    Dim command As String

    ' Try to use the external launch script first (keeps paths organized)
    ' Update path to match your installation: /home/banos/opt/czkawka-cli/production/scripts/launch_krusader.sh
    command = "/home/banos/opt/czkawka-cli/production/scripts/launch_krusader.sh " &amp; leftPath &amp; " " &amp; rightPath
    
    ' Launch Krusader via script - this provides dual-pane with proper path setup
    Shell(command, 1)

    '** 'To revive the following code block remove only the outer comments '** 
    '** ' Wait a moment for Krusader to load, then show guidance message
    '** Wait(2000)  ' Wait 2 seconds
    '** 
    '** ' Note: Krusader doesn't have direct file selection via command line
    '** ' User will need to manually navigate to the files
    '** MsgBox("Krusader opened with:" &amp; Chr(10) &amp; _
    '**        "Left: " &amp; leftPath &amp; Chr(10) &amp; _
    '**        "Right: " &amp; rightPath &amp; Chr(10) &amp; Chr(10) &amp; _
    '**        "Navigate to:" &amp; Chr(10) &amp; _
    '**        "Left: " &amp; leftFile &amp; Chr(10) &amp; _
    '**        "Right: " &amp; rightFile, 64, "Files Opened in Krusader")
  
    LaunchKrusader = True
    Exit Function

KrusaderError:
    ' If external script fails, try direct Krusader command
    On Error GoTo KrusaderDirectError
    command = "krusader --left=""" &amp; leftPath &amp; """ --right=""" &amp; rightPath &amp; """"
    Shell(command, 1)
    LaunchKrusader = True
    Exit Function
    
KrusaderDirectError:
    ' Krusader not available or command failed
    LaunchKrusader = False
End Function

' ============================================================================
Function LaunchNemoDevPanes(leftPath As String, rightPath As String, leftFile As String, rightFile As String) As Boolean
    ' Launches Nemo file manager with both locations in separate tabs
    ' Attempts to open specific files directly for easier identification
    
    On Error GoTo NemoError
    Dim command As String
    
    ' Launch Nemo with both file paths - this opens tabs and selects the files
    command = "nemo -t """ &amp; leftPath &amp; "/" &amp; leftFile &amp; """ """ &amp; rightPath &amp; "/" &amp; rightFile &amp; """"
    Shell(command, 1)
    
    '** 'To revive the following code block remove only the outer comments '** 
    '** MsgBox("Nemo opened with both locations:" &amp; Chr(10) &amp; _
    '**        "Left location: " &amp; leftPath &amp; Chr(10) &amp; _
    '**        "Right location: " &amp; rightPath &amp; Chr(10) &amp; Chr(10) &amp; _
    '**        "Look for:" &amp; Chr(10) &amp; _
    '**        "Left file: " &amp; leftFile &amp; Chr(10) &amp; _
    '**        "Right file: " &amp; rightFile, 64, "Files Opened in Nemo")
    
    LaunchNemoDevPanes = True
    Exit Function
    
NemoError:
    ' Nemo not available or command failed
    LaunchNemoDevPanes = False
End Function

' ============================================================================
Sub LaunchSeparateWindows(leftPath As String, rightPath As String, leftFile As String, rightFile As String)
    ' Final fallback: opens both file locations in separate file manager windows
    ' Uses system default file manager via xdg-open for maximum compatibility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system default file manager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 FIXED METHOD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 ============================================================================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 FIXED METHOD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 ============================================================================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 FIXED METHOD
    cellG = sheet.getCellByPosition(7, currentRow)
    cellH = sheet.getCellByPosition(8, currentRow)
    
    cellG.setPropertyValue("CellBackColor", RGB(255, 182, 193)) ' Light red
    cellH.setPropertyValue("CellBackColor", RGB(255, 182, 193)) ' Light red
    
    ' Move to next row for efficient workflow
    MoveToNextRow()
End Sub

' ============================================================================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 FIXED METHOD
    cellG = sheet.getCellByPosition(7, currentRow)
    cellH = sheet.getCellByPosition(8, currentRow)
    
    cellG.setPropertyValue("CellBackColor", RGB(255, 255, 180)) ' Light yellow
    cellH.setPropertyValue("CellBackColor", RGB(255, 255, 180)) ' Light yellow
    
    ' Move to next row for efficient workflow
    MoveToNextRow()
End Sub

' SOFT LINK FUNCTIONS
' ============================================================================

Sub MarkSoftLinkOriginal()
    ' Marks decision to keep the original file and soft link the duplicate to it
    ' Updates columns H=YES, I=LINK, J=SOFT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Soft link duplicate
    sheet.getCellByPosition(9, currentRow).setString("SOFT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3, 216, 230)) ' Light blue (link)
    
    ' Move to next row for efficient workflow
    MoveToNextRow()
End Sub

' ============================================================================
Sub MarkSoftLinkDuplicate()
    ' Marks decision to keep the duplicate file and soft link the original to it
    ' Updates columns H=LINK, I=YES, J=SOFT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SoftLinkOriginal
    sheet.getCellByPosition(7, currentRow).setString("LINK")             ' Column H: Soft link original
    sheet.getCellByPosition(8, currentRow).setString("YES")              ' Column I: Keep duplicate
    sheet.getCellByPosition(9, currentRow).setString("SOFTLINK_ORIGINAL") ' Column J: Action to take
    
    ' Apply visual color coding
    cellG = sheet.getCellByPosition(7, currentRow)
    cellH = sheet.getCellByPosition(8, currentRow)
    
    cellG.setPropertyValue("CellBackColor", RGB(173, 216, 230)) ' Light blue (link)
    cellH.setPropertyValue("CellBackColor", RGB(144, 238, 144)) ' Light green (keep)
    
    ' Move to next row for efficient workflow
    MoveToNextRow()
End Sub

' HARD LINK FUNCTIONS
' ============================================================================

Sub MarkHardLinkOriginal()
    ' Marks decision to keep the original file and hard link the duplicate to it
    ' Updates columns H=YES, I=LINK, J=HARD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Hard link duplicate
    sheet.getCellByPosition(9, currentRow).setString("HARD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6, 224, 230)) ' Light teal (hard link)
    
    ' Move to next row for efficient workflow
    MoveToNextRow()
End Sub

' ============================================================================
Sub MarkHardLinkDuplicate()
    ' Marks decision to keep the duplicate file and hard link the original to it
    ' Updates columns H=LINK, I=YES, J=HARD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HardLinkOriginal
    sheet.getCellByPosition(7, currentRow).setString("LINK")             ' Column H: Hard link original
    sheet.getCellByPosition(8, currentRow).setString("YES")              ' Column I: Keep duplicate
    sheet.getCellByPosition(9, currentRow).setString("HARDLINK_ORIGINAL") ' Column J: Action to take
    
    ' Apply visual color coding
    cellG = sheet.getCellByPosition(7, currentRow)
    cellH = sheet.getCellByPosition(8, currentRow)
    
    cellG.setPropertyValue("CellBackColor", RGB(176, 224, 230)) ' Light teal (hard link)
    cellH.setPropertyValue("CellBackColor", RGB(144, 238, 144)) ' Light green (keep)
    
    ' Move to next row for efficient workflow
    MoveToNextRow()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 ============================================================================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 FIXED METHOD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 ============================================================================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i As Long
    Dim action As String
    Dim totalDataRows As Long
    
    sheet = ThisComponent.getCurrentController().getActiveSheet()
    
    ' Find the last row with data - SIMPLIFIED METHOD
    ' Check from row 3 downward (skip protected rows 1-2) until we find an empty Action column (column J)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
                unprocessed = unprocessed + 1
        End Select
    Next i
    
    ' Calculate completion percentage
    Dim processedRows As Long
    Dim completionPercent As Long
    processedRows = keepOrig + keepDup + deleteBoth + needReview
    If totalDataRows &gt; 0 Then
        completionPercent = Int((processedRows / totalDataRows) * 100)
    Else
        completionPercent = 0
    End If
    
    ' Display comprehensive statistics
    MsgBox("CZKAWKA DUPLICATE ANALYSIS STATISTICS" &amp; Chr(10) &amp; _
           "===========================================" &amp; Chr(10) &amp; Chr(10) &amp; _
           "DECISIONS MADE:" &amp; Chr(10) &amp; _
           "Keep Original (delete duplicate): " &amp; keepOrig &amp; Chr(10) &amp; _
           "Keep Duplicate (delete original): " &amp; keepDup &amp; Chr(10) &amp; _
           "Delete Both Files: " &amp; deleteBoth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amp; Chr(10) &amp; Chr(10) &amp; _
           "Note: Protected rows 1-2 are excluded from statistics.", 64, "Duplicate Analysis Progress")
End Sub

' ============================================================================
Sub FilterByAction()
    ' Applies AutoFilter to the Action column (I) for easy filtering of decisions
    ' Enables quick viewing of specific decision types (e.g., only files to delete)
    ' PROTECTED: Filter includes headers from row 2 for proper column labeling
    
    Dim sheet As Object
    Dim dataRange As Object
    Dim lastRow As Long
    
    sheet = ThisComponent.getCurrentController().getActiveSheet()
    
    ' Find last row with data - SIMPLIFIED METHOD
    ' Check from row 3 downward until we find an empty Action column
    lastRow = 2
    Do While sheet.getCellByPosition(8, lastRow).getString() &lt;&gt; "" Or sheet.getCellByPosition(0, lastRow).getString() &lt;&gt; ""
        lastRow = lastRow + 1
        If lastRow &gt; 10000 Then Exit Do ' Safety limit
    Loop
    lastRow = lastRow - 1 ' Go back to last non-empty row
    
    If lastRow &lt; 2 Then lastRow = 2 ' Ensure we have at least headers + one data row
    
    ' Get the data range starting from row 2 (headers) for proper AutoFilter setup
    dataRange = sheet.getCellRangeByPosition(0, 1, 8, lastRow)  ' Row 2 (index 1) to lastRow
    
    ' Try to apply AutoFilter
    On Error GoTo FilterError
    dataRange.AutoFilter = True
    
    MsgBox("AutoFilter applied to data range (rows 2-" &amp; (lastRow + 1) &amp; ")." &amp; Chr(10) &amp; Chr(10) &amp; _
           "Click dropdown arrows in header row (row 2) to filter by:" &amp; Chr(10) &amp; _
           "- Action types (DELETE_DUPLICATE, DELETE_ORIGINAL, etc.)" &amp; Chr(10) &amp; _
           "- File sizes, folder paths, or any other column" &amp; Chr(10) &amp; Chr(10) &amp; _
           "Use this to review your cleanup plan before execution." &amp; Chr(10) &amp; Chr(10) &amp; _
           "Note: Row 1 (subtotals) and Row 2 (headers) are protected.", 64, "Czkawka Tools - Filter Applied")
    Exit Sub
    
FilterError:
    ' If AutoFilter fails, just optimize column widths
    dataRange.getColumns().setPropertyValue("OptimalWidth", True)
    MsgBox("Applied optimal column widths to data range." &amp; Chr(10) &amp; Chr(10) &amp; _
           "AutoFilter may need to be applied manually via:" &amp; Chr(10) &amp; _
           "Data → AutoFilter menu option", 48, "Czkawka Tools - Partial Success")
End Sub

' ============================================================================
Sub ToggleFilterByActiveCell()
    Dim oSheet As Object
    Dim oRange As Object
    Dim oActiveCell As Object
    Dim sFilterValue As String
    Dim nColumn As Integer
    Dim oFilterDesc As Object
    Dim oCellA1 As Object
    
    ' Get the active sheet and cell
    oSheet = ThisComponent.getCurrentController().getActiveSheet()
    oRange = oSheet.getCellRangeByName("data")
    oActiveCell = ThisComponent.getCurrentController().getSelection()
    oCellA1 = oSheet.getCellByPosition(0, 0)  ' A1 cell
    
    ' Check if a single cell is selected
    If oActiveCell.getImplementationName() &lt;&gt; "ScCellObj" Then
        Exit Sub
    End If
    
    ' Get the column number and filter value
    nColumn = oActiveCell.getCellAddress().Column
    sFilterValue = oActiveCell.getString()
    
    ' Check if the active cell is in the filter range and has content
    If nColumn &lt; 1 Or nColumn &gt; 10 Or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oFilterDesc = oRange.createFilterDescriptor(True)
        oFilterDesc.setPropertyValue("ContainsHeader", True)
        oFilterDesc.setPropertyValue("UseRegularExpressions", True)
        
        Dim oFilterFields(0) As New com.sun.star.sheet.TableFilterField
        oFilterFields(0).Field = nColumn - 1
        oFilterFields(0).IsNumeric = False
        oFilterFields(0).StringValue = ".*" &amp; sFilterValue &amp; ".*"
        oFilterFields(0).Operator = com.sun.star.sheet.FilterOperator.EQUAL
        
        oFilterDesc.setFilterFields(oFilterFields())
        oRange.filter(oFilterDesc)
        
        ' Mark filter as active in A1 (store what we filtered for)
        oCellA1.setString("FILTERED: " &amp; sFilterValue)
    End If
End Sub

' ============================================================================
Sub ClearFilterState()
    ' Helper function to manually clear filter and state
    Dim oSheet As Object
    Dim oRange As Object
    Dim oFilterDesc As Object
    Dim oCellA1 As Object
    
    oSheet = ThisComponent.getCurrentController().getActiveSheet()
    oRange = oSheet.getCellRangeByName("data")
    oCellA1 = oSheet.getCellByPosition(0, 0)
    
    ' Clear filter
    oFilterDesc = oRange.createFilterDescriptor(True)
    oFilterDesc.setPropertyValue("ContainsHeader", True)
    oFilterDesc.setFilterFields(Array())
    oRange.filter(oFilterDesc)
    
    ' Clear state
    oCellA1.setString("")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END OF CZKAWKA DUPLICATE ANALYSIS MACRO MODULE
' ============================================================================
'
' KEYBOARD SHORTCUT RECOMMENDATIONS:
' F3 		:	 OpenInFileManagerFromActiveCell (main function)
' ctrl+3 	:	 MarkKeepOriginal (keep left/original file)
' ctrl+4 	:	 MarkKeepDuplicate (keep right/duplicate file)
' ctrl+6 	:	 MarkNeedsReview (mark for later review)
' ctrl+7 	:	 ShowStatistics (view progress and statistics)
' ctrl+8 	:	 ClearDecisions (reset selected rows)
' ctrl+9 	:	 FilterByAction (apply filters for analysis)
'
' PROTECTED ROWS STRUCTURE:
' - Row 1: Reserved for subtotals and summary calculations (PROTECTED)
' - Row 2: Reserved for column headers (PROTECTED)
' - Row 3+: Data rows where all operations are performed
' - All decision marking functions check for protected rows and show warning if attempted
' - File manager integration warns when clicked on protected rows
' - Statistics and filtering functions properly handle protected rows
' - ClearDecisions skips protected rows even if selected in range
'
' USAGE WORKFLOW:
' 1. Row 1: Add subtotal formulas (e.g., =SUM(E3:E1000) for total duplicate size)
' 2. Row 2: Column headers (OrigPath, OrigFile, DupPath, DupFile, Size, Hash, Keep_Original, Keep_Duplicate, Action)
' 3. Row 3+: Import CSV data from czkawka_to_table.sh into columns A-F
' 4. Sort by file size (column E) to prioritize large duplicates
' 5. For each data row: F3 (view files) → ctrl+3/ctrl+4 (make decision) → auto-advance
' 6. Use ctrl+7 to check progress, ctrl+9 to filter and review decisions
' 7. Export filtered decisions for automated cleanup processing
'
' PROTECTED ROWS BENEFITS:
' - Row 1 subtotals provide immediate feedback on potential space savings
' - Row 2 headers remain visible during sorting and filtering operations
' - Protected structure prevents accidental data corruption
' - Consistent workflow starting from row 3 eliminates confusion
'
' For complete documentation, see duplicates_help.txt and README.md
' ============================================================================
</script:module>
</file>

<file path=Basic/Standard/bu4_20250814.xml><?xml version="1.0" encoding="utf-8"?>
<!DOCTYPE module  PUBLIC '-//OpenOffice.org//DTD OfficeDocument 1.0//EN'  'module.dtd'>
<script:module xmlns:script="http://openoffice.org/2000/script" script:name="bu4_20250814" script:language="StarBasic" script:moduleType="normal">' ============================================================================
' CZKAWKA DUPLICATE FILE ANALYSIS - LIBREOFFICE CALC MACRO MODULE
' ============================================================================
' 
' DESCRIPTION:
' This module provides file manager integration and decision marking for 
' Czkawka duplicate analysis CSV data. Designed for 6+3 column structure:
' B=OrigPath, C=OrigFile, D=DupPath, E=DupFile, F=Size, G=Hash
' H=Keep_Original, I=Keep_Duplicate, J=Action
'
' FEATURES:
' - Dual-pane file manager integration (Krusader, Nemo)
' - Enhanced Krusader integration with external script support
' - Smart fallback system - if preferred manager fails, tries alternatives
' - Quick decision marking with color coding
' - Automatic cursor advancement for efficient workflow
' - Decision statistics and clearing functions
' - Support for external launch_krusader.sh script
' - Protected rows: Row 1 (subtotals) and Row 2 (headers) are protected
' - Centralized validation and data extraction
'
' SETUP:
' 1. Enable macros: Tools → Options → Security → Macro Security (Medium)
' 2. Assign keyboard shortcuts: Tools → Customize → Keyboard
'    F3: OpenInNemoFromActiveCell (Nemo preference with Krusader fallback)
'    Alt+F3: OpenInKrusaderFromActiveCell (Krusader preference with Nemo fallback)
'    Ctrl+3: MarkKeepOriginal, Ctrl+4: MarkKeepDuplicate, Ctrl+6: MarkNeedsReview
'    Alt+3: MarkSoftLinkOriginal, Alt+4: MarkSoftLinkDuplicate
'    Ctrl+Alt+3: MarkHardLinkOriginal, Ctrl+Alt+4: MarkHardLinkDuplicate
'    Ctrl+8: ClearDecisions, Ctrl+9: ToggleFilterByActiveCell, Ctrl+0: ClearFilterState
'    Ctrl+7: ShowStatistics
' 3. Install file managers: sudo apt install nemo krusader
' 4. Optional: Configure external Krusader script path in LaunchKrusader function
'
' PROTECTED ROWS STRUCTURE:
' - Row 1: Reserved for subtotals and summary calculations (PROTECTED)
' - Row 2: Reserved for column headers (PROTECTED)  
' - Row 3+: Data rows where all operations are performed
' - All functions automatically check for protected rows and show warnings
' - Statistics and filtering functions properly handle protected rows
' - ClearDecisions skips protected rows even if selected in range
'
' USAGE WORKFLOW:
' 1. Row 1: Add subtotal formulas (e.g., =SUM(F3:F1000) for total duplicate size)
' 2. Row 2: Column headers (OrigPath, OrigFile, DupPath, DupFile, Size, Hash, Keep_Original, Keep_Duplicate, Action)
' 3. Row 3+: Import CSV data from czkawka into columns B-G
' 4. Sort by file size (column F) to prioritize large duplicates
' 5. For each row: F3 (Nemo) or Alt+F3 (Krusader) to open both file locations
' 6. Make decision: Ctrl+3 (keep original), Ctrl+4 (keep duplicate), Ctrl+6 (review later)
' 7. Advanced: Alt+3/Alt+4 (soft links), Ctrl+Alt+3/Ctrl+Alt+4 (hard links)
' 8. Use Ctrl+7 to check progress, Ctrl+9 to filter by active cell content
' 9. Export filtered decisions for automated cleanup processing
'
' Author: banos - with AI support from claude.ai and deepSeek
' Date: August 2025
' ============================================================================

' VALIDATION AND DATA EXTRACTION FUNCTION
' ============================================================================

Function ValidateAndGetFileData() As Variant
    ' Validates current cell position and extracts file data for file manager operations
    ' Returns: Array with file data [leftPath, leftFile, rightPath, rightFile] or Empty on failure
    ' PROTECTED: Rows 1 (subtotals) and 2 (headers) are protected from file operations
    ' 
    ' This centralized function eliminates code duplication and ensures consistent
    ' validation across all file manager integration functions
    
    Dim currentRow As Long
    Dim leftPath As String, leftFile As String
    Dim rightPath As String, rightFile As String
    Dim sheet As Object
    Dim fileData(3) As String
    
    ' Get the active sheet and cell position
    sheet = ThisComponent.getCurrentController().getActiveSheet()
    currentRow = ThisComponent.getCurrentController().getSelection().getRangeAddress().StartRow + 1
    
    ' Check if we're on protected rows (rows 1-2) - no file operations on protected rows
    If currentRow &lt;= 2 Then
        MsgBox("Cannot open files from protected rows." &amp; Chr(10) &amp; Chr(10) &amp; _
               "Row 1: Reserved for subtotals" &amp; Chr(10) &amp; _
               "Row 2: Reserved for headers" &amp; Chr(10) &amp; Chr(10) &amp; _
               "Please select a data row (row 3 or below) to open files.", 48, "Czkawka Tools - Protected Rows")
        ValidateAndGetFileData = Empty
        Exit Function
    End If
    
    ' Get all four values from the current row (B=OrigPath, C=OrigFile, D=DupPath, E=DupFile)
    leftPath = sheet.getCellByPosition(1, currentRow - 1).getString()   ' Column B
    leftFile = sheet.getCellByPosition(2, currentRow - 1).getString()   ' Column C  
    rightPath = sheet.getCellByPosition(3, currentRow - 1).getString()  ' Column D
    rightFile = sheet.getCellByPosition(4, currentRow - 1).getString()  ' Column E
    
    ' Validate that we have complete data for both files
    If leftPath = "" Or leftFile = "" Or rightPath = "" Or rightFile = "" Then
        MsgBox("Missing path or filename data in row " &amp; currentRow &amp; Chr(10) &amp; Chr(10) &amp; _
               "Required columns:" &amp; Chr(10) &amp; _
               "B: Original folder path" &amp; Chr(10) &amp; _ 
               "C: Original filename" &amp; Chr(10) &amp; _
               "D: Duplicate folder path" &amp; Chr(10) &amp; _
               "E: Duplicate filename", 48, "Czkawka Tools - Data Error")
        ValidateAndGetFileData = Empty
        Exit Function
    End If
    
    ' Return validated file data as array
    fileData(0) = leftPath
    fileData(1) = leftFile
    fileData(2) = rightPath
    fileData(3) = rightFile
    
    ValidateAndGetFileData = fileData
End Function

' MAIN FILE MANAGER INTEGRATION FUNCTIONS
' ============================================================================

Sub OpenInNemoFromActiveCell()
    ' Opens both original and duplicate file locations with Nemo preference
    ' Smart fallback order: 1st Nemo (tab support), 2nd Krusader (dual-pane), 3rd System default
    ' 
    ' KEYBOARD SHORTCUT: F3
    ' 
    ' Nemo is preferred for general file browsing with excellent tab support and file selection.
    ' If Nemo fails, automatically falls back to Krusader, then system default file manager.
    ' All validation and error handling is centralized through ValidateAndGetFileData().
    
    Dim fileData As Variant
    Dim leftPath As String, leftFile As String
    Dim rightPath As String, rightFile As String
    
    ' Validate and get file data using centralized function
    fileData = ValidateAndGetFileData()
    If IsEmpty(fileData) Then Exit Sub
    
    ' Extract file data from returned array
    leftPath = fileData(0)
    leftFile = fileData(1)
    rightPath = fileData(2)
    rightFile = fileData(3)
    
    ' Try file managers in Nemo-preferred order with smart fallback
    
    ' 1st choice: Nemo with tab support (preferred choice for this function)
    If LaunchNemo(leftPath, rightPath, leftFile, rightFile) Then
        Exit Sub
    End If
    
    ' 2nd choice: Krusader with dual-pane view (good fallback for comparisons)
    If LaunchKrusader(leftPath, rightPath, leftFile, rightFile) Then
        Exit Sub
    End If
    
    ' Final fallback: Open both locations in separate windows using system default
    LaunchSeparateWindows(leftPath, rightPath, leftFile, rightFile)
End Sub

' ============================================================================
Sub OpenInKrusaderFromActiveCell()
    ' Opens both original and duplicate file locations with Krusader preference
    ' Smart fallback order: 1st Krusader (dual-pane + script), 2nd Nemo (tabs), 3rd System default
    ' 
    ' KEYBOARD SHORTCUT: Alt+F3
    ' 
    ' Krusader is preferred for file comparisons with excellent dual-pane layout and
    ' enhanced script support for direct file selection. If Krusader fails, automatically 
    ' falls back to Nemo, then system default file manager.
    ' All validation and error handling is centralized through ValidateAndGetFileData().
    
    Dim fileData As Variant
    Dim leftPath As String, leftFile As String
    Dim rightPath As String, rightFile As String
    
    ' Validate and get file data using centralized function
    fileData = ValidateAndGetFileData()
    If IsEmpty(fileData) Then Exit Sub
    
    ' Extract file data from returned array
    leftPath = fileData(0)
    leftFile = fileData(1)
    rightPath = fileData(2)
    rightFile = fileData(3)
    
    ' Try file managers in Krusader-preferred order with smart fallback
    
    ' 1st choice: Krusader with enhanced script support (preferred choice for this function)
    If LaunchKrusader(leftPath, rightPath, leftFile, rightFile) Then
        Exit Sub
    End If
    
    ' 2nd choice: Nemo with tab support (good fallback for file browsing)
    If LaunchNemo(leftPath, rightPath, leftFile, rightFile) Then
        Exit Sub
    End If
    
    ' Final fallback: Open both locations in separate windows using system default
    LaunchSeparateWindows(leftPath, rightPath, leftFile, rightFile)
End Sub

' FILE MANAGER LAUNCH FUNCTIONS
' ============================================================================

Function LaunchKrusader(leftPath As String, rightPath As String, leftFile As String, rightFile As String) As Boolean
    ' Enhanced Krusader launcher with multiple fallback strategies and script support
    ' Attempts external script first for best file selection, then direct commands
    ' 
    ' Strategy 1: External script (best file selection and positioning)
    ' Strategy 2: Direct command with profile parameter
    ' Strategy 3: Basic direct command
    ' 
    ' Configure scriptPath variable below to match your installation
    
    On Error GoTo KrusaderError
    Dim command As String
    Dim scriptPath As String
    Dim useScript As Boolean
    
    ' Define the script path - CONFIGURE THIS TO MATCH YOUR INSTALLATION
    scriptPath = "~/opt/czkawka-cli/production/scripts/launch_krusader.sh"
    useScript = True
    
    ' Strategy 1: Try the external script first (best option for file selection)
    If useScript Then
        On Error GoTo TryDirectCommand
        command = scriptPath &amp; " """ &amp; leftPath &amp; """ """ &amp; rightPath &amp; """"
        Shell(command, 1)
        LaunchKrusader = True
        Exit Function
    End If
    
TryDirectCommand:
    ' Strategy 2: Direct Krusader command with enhanced parameters
    On Error GoTo TryBasicCommand
    
    ' Try with profile parameter for dual-pane mode
    command = "krusader --profile=panel --left=""" &amp; leftPath &amp; """ --right=""" &amp; rightPath &amp; """"
    Shell(command, 1)
    LaunchKrusader = True
    Exit Function
    
TryBasicCommand:
    ' Strategy 3: Basic Krusader command (final fallback)
    On Error GoTo KrusaderError
    command = "krusader --left=""" &amp; leftPath &amp; """ --right=""" &amp; rightPath &amp; """"
    Shell(command, 1)
    LaunchKrusader = True
    Exit Function
    
KrusaderError:
    ' All strategies failed
    LaunchKrusader = False
End Function

' ============================================================================
Function LaunchNemo(leftPath As String, rightPath As String, leftFile As String, rightFile As String) As Boolean
    ' Launches Nemo file manager with both locations in separate tabs
    ' Attempts to open specific files directly for easier identification
    ' Uses Nemo's tab support (-t parameter) for better organization
    
    On Error GoTo NemoError
    Dim command As String
    
    ' Launch Nemo with both file paths - this opens tabs and selects the files
    command = "nemo -t """ &amp; leftPath &amp; "/" &amp; leftFile &amp; """ """ &amp; rightPath &amp; "/" &amp; rightFile &amp; """"
    Shell(command, 1)
    
    LaunchNemo = True
    Exit Function
    
NemoError:
    ' Nemo not available or command failed
    LaunchNemo = False
End Function

' ============================================================================
Sub LaunchSeparateWindows(leftPath As String, rightPath As String, leftFile As String, rightFile As String)
    ' Final fallback: opens both file locations in separate file manager windows
    ' Uses system default file manager for maximum compatibility when specialized managers fail
    ' Attempts to open files directly first, falls back to opening containing folders
    
    Dim leftCommand As String, rightCommand As String
    Dim leftFullPath As String, rightFullPath As String
    
    ' Construct full file paths for direct file access
    leftFullPath = leftPath &amp; "/" &amp; leftFile
    rightFullPath = rightPath &amp; "/" &amp; rightFile
    
    ' Try to open the specific files first, fall back to folders if that fails
    On Error GoTo FallbackToFolders
    
    ' Open both files directly using Nemo as system default
    leftCommand = "nemo """ &amp; leftFullPath &amp; """"
    rightCommand = "nemo """ &amp; rightFullPath &amp; """"
    
    Shell(leftCommand, 1)
    Wait(1000)  ' Wait 1 second between launches to avoid overwhelming the system
    Shell(rightCommand, 1)
    
    MsgBox("Opened both files in separate windows:" &amp; Chr(10) &amp; _
           "Original: " &amp; leftFullPath &amp; Chr(10) &amp; _
           "Duplicate: " &amp; rightFullPath &amp; Chr(10) &amp; Chr(10) &amp; _
           "Compare these files to decide which to keep.", 64, "Files Opened for Comparison")
    Exit Sub
    
FallbackToFolders:
    ' If direct file opening fails, open the containing folders using xdg-open
    Shell("xdg-open """ &amp; leftPath &amp; """", 1)
    Wait(1500)
    Shell("xdg-open """ &amp; rightPath &amp; """", 1)
    
    MsgBox("Opened both folders in separate windows:" &amp; Chr(10) &amp; _
           "Original folder: " &amp; leftPath &amp; Chr(10) &amp; _
           "Duplicate folder: " &amp; rightPath &amp; Chr(10) &amp; Chr(10) &amp; _
           "Look for files:" &amp; Chr(10) &amp; _
           "Original: " &amp; leftFile &amp; Chr(10) &amp; _
           "Duplicate: " &amp; rightFile, 64, "Folders Opened")
End Sub

' DECISION MARKING FUNCTIONS WITH PROTECTED ROWS 1 &amp; 2
' ============================================================================

Sub MarkKeepOriginal()
    ' Marks decision to keep the original file (columns B&amp;C) and delete duplicate (columns D&amp;E)
    ' Updates columns H=YES, I=NO, J=DELETE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NO")               ' Column I: Don't keep duplicate
    sheet.getCellByPosition(9, currentRow).setString("DELETE_DUPLICATE") ' Column J: Action to take
    
    ' Apply visual color coding for immediate feedback
    cellG = sheet.getCellByPosition(7, currentRow)
    cellH = sheet.getCellByPosition(8, currentRow)
    
    cellG.setPropertyValue("CellBackColor", RGB(144, 238, 144)) ' Light green (keep)
    cellH.setPropertyValue("CellBackColor", RGB(255, 182, 193)) ' Light red (delete)
    
    ' Move to next row for efficient workflow
    MoveToNextRow()
End Sub

' ============================================================================
Sub MarkKeepDuplicate()
    ' Marks decision to keep the duplicate file (columns D&amp;E) and delete original (columns B&amp;C)
    ' Updates columns H=NO, I=YES, J=DELETE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KeepOriginal
    sheet.getCellByPosition(7, currentRow).setString("NO")               ' Column H: Don't keep original
    sheet.getCellByPosition(8, currentRow).setString("YES")              ' Column I: Keep duplicate
    sheet.getCellByPosition(9, currentRow).setString("DELETE_ORIGINAL")  ' Column J: Action to take
    
    ' Apply visual color coding
    cellG = sheet.getCellByPosition(7, currentRow)
    cellH = sheet.getCellByPosition(8, currentRow)
    
    cellG.setPropertyValue("CellBackColor", RGB(255, 182, 193)) ' Light red (delete)
    cellH.setPropertyValue("CellBackColor", RGB(144, 238, 144)) ' Light green (keep)
    
    ' Move to next row for efficient workflow
    MoveToNextRow()
End Sub

' ============================================================================
Sub MarkDeleteBoth()
    ' Marks decision to delete both the original and duplicate files
    ' Updates columns H=NO, I=NO, J=DELETE_BOTH with visual color coding
    ' Use with caution - this removes both copies of the file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both files to be deleted (rare case - use when neither copy is wanted)
    sheet.getCellByPosition(7, currentRow).setString("NO")           ' Column H: Don't keep original
    sheet.getCellByPosition(8, currentRow).setString("NO")           ' Column I: Don't keep duplicate
    sheet.getCellByPosition(9, currentRow).setString("DELETE_BOTH")  ' Column J: Delete both files
    
    ' Apply red color coding to both columns (warning: both will be deleted)
    cellG = sheet.getCellByPosition(7, currentRow)
    cellH = sheet.getCellByPosition(8, currentRow)
    
    cellG.setPropertyValue("CellBackColor", RGB(255, 182, 193)) ' Light red
    cellH.setPropertyValue("CellBackColor", RGB(255, 182, 193)) ' Light red
    
    ' Move to next row for efficient workflow
    MoveToNextRow()
End Sub

' ============================================================================
Sub MarkNeedsReview()
    ' Marks files that need additional review before making a decision
    ' Updates columns H=REVIEW, I=REVIEW, J=REVIEW_NEEDED with visual color coding
    ' Useful for complex cases that require more analysis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Mark for later review
    sheet.getCellByPosition(7, currentRow).setString("REVIEW")        ' Column H: Needs review
    sheet.getCellByPosition(8, currentRow).setString("REVIEW")        ' Column I: Needs review
    sheet.getCellByPosition(9, currentRow).setString("REVIEW_NEEDED") ' Column J: Action needed
    
    ' Apply yellow color coding to indicate "needs attention"
    cellG = sheet.getCellByPosition(7, currentRow)
    cellH = sheet.getCellByPosition(8, currentRow)
    
    cellG.setPropertyValue("CellBackColor", RGB(255, 255, 180)) ' Light yellow
    cellH.setPropertyValue("CellBackColor", RGB(255, 255, 180)) ' Light yellow
    
    ' Move to next row for efficient workflow
    MoveToNextRow()
End Sub

' SOFT LINK FUNCTIONS
' ============================================================================

Sub MarkSoftLinkOriginal()
    ' Marks decision to keep the original file and soft link the duplicate to it
    ' Updates columns H=YES, I=LINK, J=SOFT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Soft link duplicate
    sheet.getCellByPosition(9, currentRow).setString("SOFT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3, 216, 230)) ' Light blue (link)
    
    ' Move to next row for efficient workflow
    MoveToNextRow()
End Sub

' ============================================================================
Sub MarkSoftLinkDuplicate()
    ' Marks decision to keep the duplicate file and soft link the original to it
    ' Updates columns H=LINK, I=YES, J=SOFT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SoftLinkOriginal
    sheet.getCellByPosition(7, currentRow).setString("LINK")             ' Column H: Soft link original
    sheet.getCellByPosition(8, currentRow).setString("YES")              ' Column I: Keep duplicate
    sheet.getCellByPosition(9, currentRow).setString("SOFTLINK_ORIGINAL") ' Column J: Action to take
    
    ' Apply visual color coding
    cellG = sheet.getCellByPosition(7, currentRow)
    cellH = sheet.getCellByPosition(8, currentRow)
    
    cellG.setPropertyValue("CellBackColor", RGB(173, 216, 230)) ' Light blue (link)
    cellH.setPropertyValue("CellBackColor", RGB(144, 238, 144)) ' Light green (keep)
    
    ' Move to next row for efficient workflow
    MoveToNextRow()
End Sub

' HARD LINK FUNCTIONS
' ============================================================================

Sub MarkHardLinkOriginal()
    ' Marks decision to keep the original file and hard link the duplicate to it
    ' Updates columns H=YES, I=LINK, J=HARDLINK_DUPLICATE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H=Keep_Original, I=Keep_Duplicate, J=Action)
    sheet.getCellByPosition(7, currentRow).setString("YES")              ' Column H: Keep original
    sheet.getCellByPosition(8, currentRow).setString("LINK")             ' Column I: Hard link duplicate
    sheet.getCellByPosition(9, currentRow).setString("HARDLINK_DUPLICATE") ' Column J: Action to take
    
    ' Apply visual color coding for immediate feedback
    cellG = sheet.getCellByPosition(7, currentRow)
    cellH = sheet.getCellByPosition(8, currentRow)
    
    cellG.setPropertyValue("CellBackColor", RGB(144, 238, 144)) ' Light green (keep)
    cellH.setPropertyValue("CellBackColor", RGB(176, 224, 230)) ' Light teal (hard link)
    
    ' Move to next row for efficient workflow
    MoveToNextRow()
End Sub

' ============================================================================
Sub MarkHardLinkDuplicate()
    ' Marks decision to keep the duplicate file and hard link the original to it
    ' Updates columns H=LINK, I=YES, J=HARDLINK_ORIGINAL with visual color coding
    ' PROTECTED: Does not operate on rows 1 (subtotals) or 2 (headers)
    
    Dim sheet As Object
    Dim currentRow As Long
    Dim cellG As Object, cellH As Object
    
    sheet = ThisComponent.getCurrentController().getActiveSheet()
    currentRow = ThisComponent.getCurrentController().getSelection().getRangeAddress().StartRow
    
    ' Protected rows check - prevent operations on rows 1-2 (0-1 in 0-based indexing)
    If currentRow &lt;= 1 Then
        MsgBox("Cannot mark decisions on protected rows." &amp; Chr(10) &amp; Chr(10) &amp; _
               "Row 1: Reserved for subtotals" &amp; Chr(10) &amp; _
               "Row 2: Reserved for headers" &amp; Chr(10) &amp; Chr(10) &amp; _
               "Please select a data row (row 3 or below) to mark decisions.", 48, "Czkawka Tools - Protected Rows")
        Exit Sub
    End If
    
    ' Set decision values - opposite of MarkHardLinkOriginal
    sheet.getCellByPosition(7, currentRow).setString("LINK")             ' Column H: Hard link original
    sheet.getCellByPosition(8, currentRow).setString("YES")              ' Column I: Keep duplicate
    sheet.getCellByPosition(9, currentRow).setString("HARDLINK_ORIGINAL") ' Column J: Action to take
    
    ' Apply visual color coding
    cellG = sheet.getCellByPosition(7, currentRow)
    cellH = sheet.getCellByPosition(8, currentRow)
    
    cellG.setPropertyValue("CellBackColor", RGB(176, 224, 230)) ' Light teal (hard link)
    cellH.setPropertyValue("CellBackColor", RGB(144, 238, 144)) ' Light green (keep)
    
    ' Move to next row for efficient workflow
    MoveToNextRow()
End Sub

' UTILITY AND WORKFLOW FUNCTIONS
' ============================================================================

Sub MoveToNextRow()
    ' Helper function to automatically advance cursor to next row after marking decision
    ' Improves workflow efficiency by eliminating manual cursor movement
    ' PROTECTED: Ensures movement starts from data rows (not protected rows 1-2)
    
    Dim oSheet As Object
    Dim oController As Object
    Dim currentRow As Long
    Dim targetRow As Long
    
    oController = ThisComponent.getCurrentController()
    oSheet = oController.getActiveSheet()
    currentRow = oController.getSelection().getRangeAddress().StartRow
    
    ' Calculate target row - ensure we don't move to or above protected rows
    targetRow = currentRow + 1
    If targetRow &lt;= 1 Then targetRow = 2  ' Minimum is row 3 (index 2)
    
    ' Move cursor to first data column (B) of next row for consistent positioning
    oController.select(oSheet.getCellByPosition(1, targetRow))
End Sub

' ============================================================================
Sub ClearDecisions()
    ' Clears all decision markings (columns H, I, J) for selected range of rows
    ' Also resets color formatting to default
    ' Useful for bulk reset operations or correcting mistakes
    ' PROTECTED: Does not clear rows 1 (subtotals) or 2 (headers) even if selected
    
    Dim sheet As Object
    Dim selection As Object
    Dim currentRow As Long, endRow As Long
    Dim i As Long
    Dim cellG As Object, cellH As Object
    Dim processedRows As Long
    
    sheet = ThisComponent.getCurrentController().getActiveSheet()
    selection = ThisComponent.getCurrentController().getSelection()
    currentRow = selection.getRangeAddress().StartRow
    endRow = selection.getRangeAddress().EndRow
    processedRows = 0
    
    ' Clear decision data and formatting for all selected rows (except protected rows 1-2)
    For i = currentRow To endRow
        ' Skip protected rows (rows 0-1 in 0-based indexing) - protect subtotals and headers
        If i &gt; 1 Then
            ' Clear decision columns H, I, J
            sheet.getCellByPosition(7, i).setString("")  ' Clear Keep_Original
            sheet.getCellByPosition(8, i).setString("")  ' Clear Keep_Duplicate
            sheet.getCellByPosition(9, i).setString("")  ' Clear Action
            
            ' Reset background colors to default (no color)
            cellG = sheet.getCellByPosition(7, i)
            cellH = sheet.getCellByPosition(8, i)
            
            cellG.setPropertyValue("CellBackColor", -1)  ' -1 = no color/transparent
            cellH.setPropertyValue("CellBackColor", -1)
            
            processedRows = processedRows + 1
        End If
    Next i
    
    ' Provide feedback on operation completed
    If processedRows &gt; 0 Then
        MsgBox("Cleared decisions for " &amp; processedRows &amp; " data rows" &amp; Chr(10) &amp; Chr(10) &amp; _
               "Rows " &amp; (currentRow + 1) &amp; " to " &amp; (endRow + 1) &amp; " have been reset." &amp; Chr(10) &amp; _
               "(Protected rows 1-2 were not modified)", 64, "Czkawka Tools - Decisions Cleared")
    Else
        MsgBox("No data rows were selected for clearing." &amp; Chr(10) &amp; Chr(10) &amp; _
               "Rows 1-2 are protected and cannot be cleared." &amp; Chr(10) &amp; _
               "Please select data rows (row 3 or below) to clear decisions.", 48, "Czkawka Tools - No Changes Made")
    End If
End Sub

' ============================================================================
Sub ShowStatistics()
    ' Displays summary statistics of all decision markings in the current sheet
    ' Helps track progress and review decision patterns
    ' PROTECTED: Excludes protected rows 1-2 from statistics calculation
    
    Dim sheet As Object
    Dim lastRow As Long
    Dim keepOrig As Long, keepDup As Long, deleteBoth As Long, needReview As Long, unprocessed As Long
    Dim softLinkOrig As Long, softLinkDup As Long, hardLinkOrig As Long, hardLinkDup As Long
    Dim i As Long
    Dim action As String
    Dim totalDataRows As Long
    
    sheet = ThisComponent.getCurrentController().getActiveSheet()
    
    ' Find the last row with data - check from row 3 downward (skip protected rows 1-2)
    lastRow = 2  ' Start from row 3 (index 2)
    Do While sheet.getCellByPosition(9, lastRow).getString() &lt;&gt; "" Or sheet.getCellByPosition(1, lastRow).getString() &lt;&gt; ""
        lastRow = lastRow + 1
        If lastRow &gt; 10000 Then Exit Do ' Safety limit
    Loop
    lastRow = lastRow - 1 ' Go back to last non-empty row
    
    ' Calculate total data rows (excluding protected rows 1-2)
    totalDataRows = lastRow - 1 ' Since we start counting from row 3 (index 2)
    If totalDataRows &lt; 1 Then totalDataRows = 0 ' No data rows found
    
    ' Count different types of decisions by examining Action column (J)
    ' Start from index 2 (row 3) to skip protected rows 1-2
    For i = 2 To lastRow
        action = sheet.getCellByPosition(9, i).getString() ' Column J (Action)
        Select Case action
            Case "DELETE_DUPLICATE"
                keepOrig = keepOrig + 1
            Case "DELETE_ORIGINAL"  
                keepDup = keepDup + 1
            Case "DELETE_BOTH"
                deleteBoth = deleteBoth + 1
            Case "REVIEW_NEEDED"
                needReview = needReview + 1
            Case "SOFTLINK_DUPLICATE"
                softLinkOrig = softLinkOrig + 1
            Case "SOFTLINK_ORIGINAL"
                softLinkDup = softLinkDup + 1
            Case "HARDLINK_DUPLICATE"
                hardLinkOrig = hardLinkOrig + 1
            Case "HARDLINK_ORIGINAL"
                hardLinkDup = hardLinkDup + 1
            Case ""
                unprocessed = unprocessed + 1
        End Select
    Next i
    
    ' Calculate completion percentage
    Dim processedRows As Long
    Dim completionPercent As Long
    processedRows = keepOrig + keepDup + deleteBoth + needReview + softLinkOrig + softLinkDup + hardLinkOrig + hardLinkDup
    If totalDataRows &gt; 0 Then
        completionPercent = Int((processedRows / totalDataRows) * 100)
    Else
        completionPercent = 0
    End If
    
    ' Display comprehensive statistics
    MsgBox("CZKAWKA DUPLICATE ANALYSIS STATISTICS" &amp; Chr(10) &amp; _
           "===========================================" &amp; Chr(10) &amp; Chr(10) &amp; _
           "DELETION DECISIONS:" &amp; Chr(10) &amp; _
           "Keep Original (delete duplicate): " &amp; keepOrig &amp; Chr(10) &amp; _
           "Keep Duplicate (delete original): " &amp; keepDup &amp; Chr(10) &amp; _
           "Delete Both Files: " &amp; deleteBoth &amp; Chr(10) &amp; Chr(10) &amp; _
           "LINKING DECISIONS:" &amp; Chr(10) &amp; _
           "Soft Link Duplicate to Original: " &amp; softLinkOrig &amp; Chr(10) &amp; _
           "Soft Link Original to Duplicate: " &amp; softLinkDup &amp; Chr(10) &amp; _
           "Hard Link Duplicate to Original: " &amp; hardLinkOrig &amp; Chr(10) &amp; _
           "Hard Link Original to Duplicate: " &amp; hardLinkDup &amp; Chr(10) &amp; Chr(10) &amp; _
           "OTHER:" &amp; Chr(10) &amp; _
           "Need Review: " &amp; needReview &amp; Chr(10) &amp; Chr(10) &amp; _
           "PROGRESS:" &amp; Chr(10) &amp; _
           "Processed: " &amp; processedRows &amp; " rows" &amp; Chr(10) &amp; _
           "Unprocessed: " &amp; unprocessed &amp; " rows" &amp; Chr(10) &amp; _
           "Total: " &amp; totalDataRows &amp; " duplicate relationships" &amp; Chr(10) &amp; _
           "Completion: " &amp; completionPercent &amp; "%" &amp; Chr(10) &amp; Chr(10) &amp; _
           "NEXT STEPS:" &amp; Chr(10) &amp; _
           "- Filter by Action column to review cleanup plan" &amp; Chr(10) &amp; _
           "- Address items marked 'REVIEW_NEEDED'" &amp; Chr(10) &amp; _
           "- Export decisions for automated cleanup", 64, "Duplicate Analysis Progress")
End Sub

' ============================================================================
Sub ToggleFilterByActiveCell()
    ' Simple filter using standard LibreOffice filter with exact text matching
    ' Works with text containing special characters including parentheses
    
    Dim oSheet As Object
    Dim oRange As Object
    Dim oActiveCell As Object
    Dim sFilterValue As String
    Dim nColumn As Integer
    Dim oFilterDesc As Object
    Dim oCellA1 As Object
    Dim oActiveCellAddress As Object
    Dim oDataAddress As Object
    
    ' Get the active sheet and cell
    oSheet = ThisComponent.getCurrentController().getActiveSheet()
    oRange = oSheet.getCellRangeByName("fullData")
    oActiveCell = ThisComponent.getCurrentController().getSelection()
    oCellA1 = oSheet.getCellByPosition(0, 0)  ' A1 cell for filter state
    
    ' Check if a single cell is selected
    If oActiveCell.getImplementationName() &lt;&gt; "ScCellObj" Then
        Exit Sub
    End If
    
    ' Get the active cell address and data range address
    oActiveCellAddress = oActiveCell.getCellAddress()
    oDataAddress = oRange.getRangeAddress()
    
    ' Check if the active cell is within the fullData range
    If oActiveCellAddress.Sheet &lt;&gt; oDataAddress.Sheet Or _
       oActiveCellAddress.Column &lt; oDataAddress.StartColumn Or _
       oActiveCellAddress.Column &gt; oDataAddress.EndColumn Or _
       oActiveCellAddress.Row &lt; oDataAddress.StartRow Or _
       oActiveCellAddress.Row &gt; oDataAddress.EndRow Then
        Exit Sub
    End If
    
    ' Get the column number and filter value
    nColumn = oActiveCellAddress.Column
    sFilterValue = oActiveCell.getString()
    
    ' Check if the cell has content
    If sFilterValue = "" Then
        Exit Sub
    End If
    
    ' Check A1 for filter state (any non-empty value means filter is active)
    If oCellA1.getString() &lt;&gt; "" Then
        ' Filter is active, clear it
        oFilterDesc = oRange.createFilterDescriptor(True)
        oFilterDesc.setPropertyValue("ContainsHeader", True)
        oFilterDesc.setFilterFields(Array())
        oRange.filter(oFilterDesc)
        
        ' Clear the filter state indicator in A1
        oCellA1.setString("")
    Else
        ' No filter active, apply new filter with exact matching
        oFilterDesc = oRange.createFilterDescriptor(True)
        oFilterDesc.setPropertyValue("ContainsHeader", True)
        oFilterDesc.setPropertyValue("UseRegularExpressions", False)
        
        Dim oFilterFields(0) As New com.sun.star.sheet.TableFilterField
        oFilterFields(0).Field = nColumn - oDataAddress.StartColumn ' Column relative to data range
        oFilterFields(0).IsNumeric = False
        oFilterFields(0).StringValue = sFilterValue  ' Exact match - no wildcards
        oFilterFields(0).Operator = com.sun.star.sheet.FilterOperator.EQUAL
        
        oFilterDesc.setFilterFields(oFilterFields())
        oRange.filter(oFilterDesc)
        
        ' Mark filter as active in A1 (store what we filtered for)
        oCellA1.setString("FILTERED: " &amp; sFilterValue)
    End If
End Sub

' ============================================================================
Sub ClearFilterState()
    ' Helper function to manually clear filter and state
    ' Removes any active filters and clears the filter state indicator
    ' Useful when you want to see all data again
    
    Dim oSheet As Object
    Dim oRange As Object
    Dim oFilterDesc As Object
    Dim oCellA1 As Object
    
    oSheet = ThisComponent.getCurrentController().getActiveSheet()
    oRange = oSheet.getCellRangeByName("fullData")
    oCellA1 = oSheet.getCellByPosition(0, 0)
    
    ' Clear filter
    oFilterDesc = oRange.createFilterDescriptor(True)
    oFilterDesc.setPropertyValue("ContainsHeader", True)
    oFilterDesc.setFilterFields(Array())
    oRange.filter(oFilterDesc)
    
    ' Clear state indicator
    oCellA1.setString("")
    
    MsgBox("All filters cleared. Showing all data rows.", 64, "Filter Cleared")
End Sub

' UTILITY FUNCTIONS
' ============================================================================

Function LastIndexOf(text As String, character As String) As Long
    ' Utility function to find the last occurrence of a character in a string
    ' Useful for path manipulation and filename extraction
    ' Preserved from original macro for compatibility
    
    Dim i As Long
    For i = Len(text) To 1 Step -1
        If Mid(text, i, 1) = character Then
            LastIndexOf = i
            Exit Function
        End If
    Next i
    LastIndexOf = 0
End Function

' RGB COLOR FUNCTION (for LibreOffice compatibility)
' ============================================================================

Function RGB(red As Integer, green As Integer, blue As Integer) As Long
    ' Creates RGB color value for LibreOffice cell formatting
    ' Parameters: red, green, blue values (0-255)
    ' Returns: Long color value for use with CellBackColor property
    
    RGB = red + (green * 256) + (blue * 65536)
End Function

' ============================================================================
' KEYBOARD SHORTCUTS SUMMARY:
' ============================================================================
' F3 		: OpenInNemoFromActiveCell (Nemo → Krusader → System Default)
' Alt+F3 	: OpenInKrusaderFromActiveCell (Krusader → Nemo → System Default)
' Ctrl+3 	: MarkKeepOriginal (keep left/original file)
' Ctrl+4 	: MarkKeepDuplicate (keep right/duplicate file)
' Ctrl+6 	: MarkNeedsReview (mark for later review)
' Alt+3		: MarkSoftLinkOriginal (soft link duplicate to original)
' Alt+4		: MarkSoftLinkDuplicate (soft link original to duplicate)
' Ctrl+Alt+3: MarkHardLinkOriginal (hard link duplicate to original) 
' Ctrl+Alt+4: MarkHardLinkDuplicate (hard link original to duplicate)
' Ctrl+8 	: ClearDecisions (reset selected rows)
' Ctrl+9 	: ToggleFilterByActiveCell (filter column by active cell content)
' Ctrl+0	: ClearFilterState (clear any active filter)
' Ctrl+7 	: ShowStatistics (view progress and decision summary)
'
' ============================================================================
' END OF CZKAWKA DUPLICATE ANALYSIS MACRO MODULE
' ============================================================================ &amp; Chr(10) &amp; Chr(10) &amp; _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bu2_20250809"/>
  <library:element library:name="bu1_20250805"/>
  <library:element library:name="bu3_20250812"/>
  <library:element library:name="bu4_2025081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